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1.456cm" fo:margin-left="2.656cm" table:align="left"/>
    </style:style>
    <style:style style:name="Table1.A" style:family="table-column">
      <style:table-column-properties style:column-width="5.847cm"/>
    </style:style>
    <style:style style:name="Table1.B" style:family="table-column">
      <style:table-column-properties style:column-width="5.60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5" style:family="table-row">
      <style:table-row-properties style:min-row-height="0.834cm"/>
    </style:style>
    <style:style style:name="Table2" style:family="table">
      <style:table-properties style:width="7.488cm" fo:margin-left="4.614cm" table:align="left"/>
    </style:style>
    <style:style style:name="Table2.A" style:family="table-column">
      <style:table-column-properties style:column-width="3.743cm"/>
    </style:style>
    <style:style style:name="Table2.B" style:family="table-column">
      <style:table-column-properties style:column-width="3.74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0.05pt solid #000000" fo:border-top="none" fo:border-bottom="0.05pt solid #000000"/>
    </style:style>
    <style:style style:name="Table2.5" style:family="table-row">
      <style:table-row-properties style:min-row-height="0.834cm"/>
    </style:style>
    <style:style style:name="P1" style:family="paragraph" style:parent-style-name="Standard">
      <style:paragraph-properties fo:text-align="start" style:justify-single-word="false"/>
      <style:text-properties fo:color="#0084d1" fo:font-size="16pt" style:text-underline-style="solid" style:text-underline-width="auto" style:text-underline-color="font-color" officeooo:rsid="00028fbe" officeooo:paragraph-rsid="00028fbe" style:font-size-asian="16pt" style:font-size-complex="16pt"/>
    </style:style>
    <style:style style:name="P2" style:family="paragraph" style:parent-style-name="Standard">
      <style:paragraph-properties fo:text-align="start" style:justify-single-word="false"/>
      <style:text-properties fo:color="#0084d1" fo:font-size="16pt" style:text-underline-style="none" officeooo:rsid="00028fbe" officeooo:paragraph-rsid="00028fbe" style:font-size-asian="16pt" style:font-size-complex="16pt"/>
    </style:style>
    <style:style style:name="P3" style:family="paragraph" style:parent-style-name="Standard">
      <style:paragraph-properties fo:text-align="start" style:justify-single-word="false"/>
      <style:text-properties fo:color="#0084d1" fo:font-size="16pt" style:text-underline-style="none" officeooo:rsid="00377197" officeooo:paragraph-rsid="00377197" style:font-size-asian="16pt" style:font-size-complex="16pt"/>
    </style:style>
    <style:style style:name="P4" style:family="paragraph" style:parent-style-name="Standard">
      <style:paragraph-properties fo:text-align="start" style:justify-single-word="false"/>
      <style:text-properties fo:color="#0084d1" fo:font-size="14pt" style:text-underline-style="none" officeooo:rsid="00028fbe" officeooo:paragraph-rsid="00028fbe" style:font-size-asian="12.25pt" style:font-size-complex="14pt"/>
    </style:style>
    <style:style style:name="P5" style:family="paragraph" style:parent-style-name="Standard">
      <style:paragraph-properties fo:text-align="justify" style:justify-single-word="false"/>
      <style:text-properties fo:color="#0084d1" fo:font-size="14pt" style:text-underline-style="none" officeooo:rsid="00028fbe" officeooo:paragraph-rsid="003b76a8" style:font-size-asian="12.25pt" style:font-size-complex="14pt"/>
    </style:style>
    <style:style style:name="P6" style:family="paragraph" style:parent-style-name="Standard">
      <style:paragraph-properties fo:text-align="justify" style:justify-single-word="false"/>
      <style:text-properties fo:color="#0084d1" fo:font-size="14pt" style:text-underline-style="none" officeooo:rsid="00028fbe" officeooo:paragraph-rsid="00028fbe" style:font-size-asian="12.25pt" style:font-size-complex="14pt"/>
    </style:style>
    <style:style style:name="P7" style:family="paragraph" style:parent-style-name="Standard">
      <style:paragraph-properties fo:text-align="start" style:justify-single-word="false"/>
      <style:text-properties fo:color="#0084d1" fo:font-size="14pt" style:text-underline-style="none" officeooo:rsid="000b6fa1" officeooo:paragraph-rsid="000b6fa1" style:font-size-asian="12.25pt" style:font-size-complex="14pt"/>
    </style:style>
    <style:style style:name="P8" style:family="paragraph" style:parent-style-name="Standard">
      <style:paragraph-properties fo:text-align="start" style:justify-single-word="false"/>
      <style:text-properties fo:color="#0084d1" fo:font-size="14pt" style:text-underline-style="none" officeooo:rsid="0033a0f4" officeooo:paragraph-rsid="0033a0f4" style:font-size-asian="12.25pt" style:font-size-complex="14pt"/>
    </style:style>
    <style:style style:name="P9" style:family="paragraph" style:parent-style-name="Standard">
      <style:paragraph-properties fo:text-align="start" style:justify-single-word="false"/>
      <style:text-properties fo:color="#0084d1" fo:font-size="14pt" style:text-underline-style="none" fo:font-weight="normal" officeooo:rsid="000ba5d8" officeooo:paragraph-rsid="000ba5d8"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color="#0084d1" fo:font-size="14pt" style:text-underline-style="none" fo:font-weight="normal" officeooo:rsid="00195e59" officeooo:paragraph-rsid="00195e59"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color="#0084d1" fo:font-size="14pt" style:text-underline-style="none" fo:font-weight="normal" officeooo:rsid="001e2bc2" officeooo:paragraph-rsid="001e2bc2"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color="#0084d1" fo:font-size="14pt" style:text-underline-style="none" fo:font-weight="normal" officeooo:rsid="0020c8cf" officeooo:paragraph-rsid="0020c8cf"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color="#0084d1" fo:font-size="14pt" style:text-underline-style="none" officeooo:rsid="00028fbe" officeooo:paragraph-rsid="00028fbe" style:font-size-asian="14pt" style:font-size-complex="14pt"/>
    </style:style>
    <style:style style:name="P14" style:family="paragraph" style:parent-style-name="Standard">
      <style:text-properties fo:color="#0084d1" fo:font-size="14pt" officeooo:rsid="00221c24" officeooo:paragraph-rsid="00221c24" style:font-size-asian="14pt" style:font-size-complex="14pt"/>
    </style:style>
    <style:style style:name="P15" style:family="paragraph" style:parent-style-name="Standard">
      <style:paragraph-properties fo:text-align="start" style:justify-single-word="false"/>
      <style:text-properties fo:color="#0084d1" fo:font-size="15pt" style:text-underline-style="none" officeooo:rsid="00028fbe" officeooo:paragraph-rsid="00028fbe" style:font-size-asian="15pt" style:font-size-complex="15pt"/>
    </style:style>
    <style:style style:name="P16" style:family="paragraph" style:parent-style-name="Standard">
      <style:paragraph-properties fo:text-align="start" style:justify-single-word="false"/>
      <style:text-properties fo:color="#0084d1" fo:font-size="15pt" style:text-underline-style="none" officeooo:rsid="0004faa1" officeooo:paragraph-rsid="0004faa1" style:font-size-asian="15pt" style:font-size-complex="15pt"/>
    </style:style>
    <style:style style:name="P17" style:family="paragraph" style:parent-style-name="Standard">
      <style:paragraph-properties fo:text-align="start" style:justify-single-word="false"/>
      <style:text-properties fo:color="#0084d1" fo:font-size="15pt" style:text-underline-style="none" officeooo:rsid="0004faa1" officeooo:paragraph-rsid="0005cd9e" style:font-size-asian="15pt" style:font-size-complex="15pt"/>
    </style:style>
    <style:style style:name="P18" style:family="paragraph" style:parent-style-name="Standard">
      <style:paragraph-properties fo:text-align="start" style:justify-single-word="false"/>
      <style:text-properties fo:color="#0084d1" fo:font-size="15pt" style:text-underline-style="none" officeooo:rsid="00326c7b" officeooo:paragraph-rsid="00326c7b" style:font-size-asian="15pt" style:font-size-complex="15pt"/>
    </style:style>
    <style:style style:name="P19" style:family="paragraph" style:parent-style-name="Standard">
      <style:paragraph-properties fo:text-align="start" style:justify-single-word="false"/>
      <style:text-properties fo:color="#0084d1" fo:font-size="15pt" style:text-underline-style="none" fo:font-weight="normal" officeooo:rsid="0004faa1" officeooo:paragraph-rsid="0004faa1"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color="#0084d1" fo:font-size="15pt" style:text-underline-style="none" fo:font-weight="normal" officeooo:rsid="001773d6" officeooo:paragraph-rsid="001773d6"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color="#0084d1" fo:font-size="15pt" style:text-underline-style="none" fo:font-weight="normal" officeooo:rsid="00183626" officeooo:paragraph-rsid="00183626" style:font-size-asian="15pt" style:font-weight-asian="normal" style:font-size-complex="15pt" style:font-weight-complex="normal"/>
    </style:style>
    <style:style style:name="P22" style:family="paragraph" style:parent-style-name="Standard">
      <style:paragraph-properties fo:text-align="justify" style:justify-single-word="false"/>
      <style:text-properties fo:color="#0084d1" fo:font-size="15pt" style:text-underline-style="none" fo:font-weight="normal" officeooo:rsid="00195e59" officeooo:paragraph-rsid="00195e59" style:font-size-asian="15pt" style:font-weight-asian="normal" style:font-size-complex="15pt" style:font-weight-complex="normal"/>
    </style:style>
    <style:style style:name="P23" style:family="paragraph" style:parent-style-name="Standard">
      <style:paragraph-properties fo:text-align="justify" style:justify-single-word="false"/>
      <style:text-properties fo:color="#0084d1" fo:font-size="15pt" style:text-underline-style="none" fo:font-weight="normal" officeooo:rsid="001c6a39" officeooo:paragraph-rsid="001c6a39"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color="#0084d1" fo:font-size="15pt" style:text-underline-style="none" fo:font-weight="normal" officeooo:rsid="0014e71c" officeooo:paragraph-rsid="0014e71c"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color="#0084d1" fo:font-size="15pt" style:text-underline-style="none" officeooo:rsid="0029de5e" officeooo:paragraph-rsid="0029de5e" style:font-size-asian="13.1000003814697pt" style:font-size-complex="15pt"/>
    </style:style>
    <style:style style:name="P26" style:family="paragraph" style:parent-style-name="Standard">
      <style:text-properties fo:color="#0084d1" fo:font-size="15pt" officeooo:rsid="00024c5c" officeooo:paragraph-rsid="00152fff" style:font-size-asian="15pt" style:font-size-complex="15pt"/>
    </style:style>
    <style:style style:name="P27" style:family="paragraph" style:parent-style-name="Standard">
      <style:paragraph-properties fo:text-align="start" style:justify-single-word="false"/>
      <style:text-properties fo:color="#0084d1" fo:font-size="15pt" officeooo:rsid="00239ac8" officeooo:paragraph-rsid="00239ac8" style:font-size-asian="15pt" style:font-size-complex="15pt"/>
    </style:style>
    <style:style style:name="P28" style:family="paragraph" style:parent-style-name="Standard">
      <style:paragraph-properties fo:text-align="start" style:justify-single-word="false"/>
      <style:text-properties fo:color="#0084d1" fo:font-size="15pt" officeooo:rsid="00239ac8" officeooo:paragraph-rsid="0027d4fd" style:font-size-asian="15pt" style:font-size-complex="15pt"/>
    </style:style>
    <style:style style:name="P29" style:family="paragraph" style:parent-style-name="Standard">
      <style:paragraph-properties fo:text-align="justify" style:justify-single-word="false"/>
      <style:text-properties fo:color="#0084d1" fo:font-size="15pt" officeooo:rsid="00239ac8" officeooo:paragraph-rsid="00239ac8" style:font-size-asian="15pt" style:font-size-complex="15pt"/>
    </style:style>
    <style:style style:name="P30" style:family="paragraph" style:parent-style-name="Standard">
      <style:paragraph-properties fo:text-align="start" style:justify-single-word="false"/>
      <style:text-properties fo:color="#0084d1" fo:font-size="15pt" officeooo:rsid="0025796a" officeooo:paragraph-rsid="0025796a" style:font-size-asian="15pt" style:font-size-complex="15pt"/>
    </style:style>
    <style:style style:name="P31" style:family="paragraph" style:parent-style-name="Standard">
      <style:paragraph-properties fo:text-align="start" style:justify-single-word="false"/>
      <style:text-properties fo:color="#0084d1" fo:font-size="15pt" officeooo:rsid="002c7c9d" officeooo:paragraph-rsid="002c7c9d" style:font-size-asian="15pt" style:font-size-complex="15pt"/>
    </style:style>
    <style:style style:name="P32" style:family="paragraph" style:parent-style-name="Standard">
      <style:paragraph-properties fo:text-align="start" style:justify-single-word="false"/>
      <style:text-properties fo:color="#0084d1" fo:font-size="15pt" officeooo:rsid="002d05f5" officeooo:paragraph-rsid="002d05f5" style:font-size-asian="15pt" style:font-size-complex="15pt"/>
    </style:style>
    <style:style style:name="P33" style:family="paragraph" style:parent-style-name="Standard">
      <style:paragraph-properties fo:text-align="start" style:justify-single-word="false"/>
      <style:text-properties fo:color="#0084d1" fo:font-size="15pt" officeooo:rsid="0026ab8a" officeooo:paragraph-rsid="0027d4fd" style:font-size-asian="15pt" style:font-size-complex="15pt"/>
    </style:style>
    <style:style style:name="P34" style:family="paragraph" style:parent-style-name="Standard">
      <style:paragraph-properties fo:text-align="start" style:justify-single-word="false"/>
      <style:text-properties fo:color="#0084d1" style:font-name="Liberation Serif" fo:font-size="15pt" officeooo:rsid="00110681" officeooo:paragraph-rsid="00110681" style:font-size-asian="15pt" style:font-size-complex="15pt"/>
    </style:style>
    <style:style style:name="P35" style:family="paragraph" style:parent-style-name="Standard">
      <style:paragraph-properties fo:text-align="start" style:justify-single-word="false"/>
      <style:text-properties fo:color="#0084d1" style:font-name="Liberation Serif" fo:font-size="15pt" officeooo:rsid="00110681" officeooo:paragraph-rsid="001329fe" style:font-size-asian="15pt" style:font-size-complex="15pt"/>
    </style:style>
    <style:style style:name="P36" style:family="paragraph" style:parent-style-name="Standard">
      <style:paragraph-properties fo:text-align="center" style:justify-single-word="false"/>
      <style:text-properties fo:color="#660066" fo:font-size="16pt" style:text-underline-style="solid" style:text-underline-width="auto" style:text-underline-color="font-color" officeooo:rsid="00028fbe" officeooo:paragraph-rsid="00028fbe" style:font-size-asian="16pt" style:font-size-complex="16pt"/>
    </style:style>
    <style:style style:name="P37" style:family="paragraph" style:parent-style-name="Standard">
      <style:paragraph-properties fo:text-align="start" style:justify-single-word="false"/>
      <style:text-properties fo:color="#660066" fo:font-size="16pt" style:text-underline-style="solid" style:text-underline-width="auto" style:text-underline-color="font-color" officeooo:rsid="00028fbe" officeooo:paragraph-rsid="00028fbe" style:font-size-asian="16pt" style:font-size-complex="16pt"/>
    </style:style>
    <style:style style:name="P38" style:family="paragraph" style:parent-style-name="Standard">
      <style:paragraph-properties fo:text-align="start" style:justify-single-word="false"/>
      <style:text-properties officeooo:paragraph-rsid="0005cd9e"/>
    </style:style>
    <style:style style:name="P39" style:family="paragraph" style:parent-style-name="Standard">
      <style:paragraph-properties fo:text-align="start" style:justify-single-word="false"/>
      <style:text-properties officeooo:paragraph-rsid="000ba5d8"/>
    </style:style>
    <style:style style:name="P40" style:family="paragraph" style:parent-style-name="Standard">
      <style:paragraph-properties fo:text-align="start" style:justify-single-word="false"/>
      <style:text-properties officeooo:paragraph-rsid="000d575e"/>
    </style:style>
    <style:style style:name="P41" style:family="paragraph" style:parent-style-name="Standard">
      <style:paragraph-properties fo:text-align="start" style:justify-single-word="false"/>
      <style:text-properties fo:color="#000000" fo:font-size="16pt" style:text-underline-style="solid" style:text-underline-width="auto" style:text-underline-color="font-color" officeooo:rsid="00028fbe" officeooo:paragraph-rsid="00028fbe" style:font-size-asian="16pt" style:font-size-complex="16pt"/>
    </style:style>
    <style:style style:name="P42" style:family="paragraph" style:parent-style-name="Standard">
      <style:paragraph-properties fo:text-align="start" style:justify-single-word="false"/>
      <style:text-properties fo:color="#000000" fo:font-size="16pt" style:text-underline-style="none" officeooo:rsid="00349698" officeooo:paragraph-rsid="00377197" style:font-size-asian="16pt" style:font-size-complex="16pt"/>
    </style:style>
    <style:style style:name="P43" style:family="paragraph" style:parent-style-name="Standard">
      <style:paragraph-properties fo:text-align="start" style:justify-single-word="false"/>
      <style:text-properties fo:color="#000000" fo:font-size="16pt" style:text-underline-style="none" officeooo:rsid="00337f9e" officeooo:paragraph-rsid="00377197" style:font-size-asian="16pt" style:font-size-complex="16pt"/>
    </style:style>
    <style:style style:name="P44" style:family="paragraph" style:parent-style-name="Standard">
      <style:paragraph-properties fo:text-align="start" style:justify-single-word="false"/>
      <style:text-properties fo:color="#000000" fo:font-size="16pt" style:text-underline-style="none" officeooo:rsid="00377197" officeooo:paragraph-rsid="00377197" style:font-size-asian="16pt" style:font-size-complex="16pt"/>
    </style:style>
    <style:style style:name="P45" style:family="paragraph" style:parent-style-name="Standard">
      <style:paragraph-properties fo:text-align="start" style:justify-single-word="false"/>
      <style:text-properties fo:color="#000000" fo:font-size="14pt" style:text-underline-style="none" officeooo:rsid="00039091" officeooo:paragraph-rsid="00039091" style:font-size-asian="12.25pt" style:font-size-complex="14pt"/>
    </style:style>
    <style:style style:name="P46" style:family="paragraph" style:parent-style-name="Standard">
      <style:paragraph-properties fo:text-align="start" style:justify-single-word="false"/>
      <style:text-properties fo:color="#000000" fo:font-size="14pt" style:text-underline-style="none" officeooo:rsid="00039091" officeooo:paragraph-rsid="0003baf0" style:font-size-asian="12.25pt" style:font-size-complex="14pt"/>
    </style:style>
    <style:style style:name="P47" style:family="paragraph" style:parent-style-name="Standard">
      <style:paragraph-properties fo:text-align="start" style:justify-single-word="false"/>
      <style:text-properties fo:color="#000000" fo:font-size="14pt" style:text-underline-style="none" officeooo:rsid="0005cd9e" officeooo:paragraph-rsid="0005cd9e" style:font-size-asian="12.25pt" style:font-size-complex="14pt"/>
    </style:style>
    <style:style style:name="P48" style:family="paragraph" style:parent-style-name="Standard">
      <style:paragraph-properties fo:text-align="start" style:justify-single-word="false"/>
      <style:text-properties fo:color="#000000" fo:font-size="14pt" style:text-underline-style="none" officeooo:rsid="0005cd9e" officeooo:paragraph-rsid="00093f71" style:font-size-asian="12.25pt" style:font-size-complex="14pt"/>
    </style:style>
    <style:style style:name="P49" style:family="paragraph" style:parent-style-name="Standard">
      <style:paragraph-properties fo:text-align="start" style:justify-single-word="false"/>
      <style:text-properties fo:color="#000000" fo:font-size="14pt" style:text-underline-style="none" officeooo:rsid="000aabac" officeooo:paragraph-rsid="000aabac" style:font-size-asian="12.25pt" style:font-size-complex="14pt"/>
    </style:style>
    <style:style style:name="P50" style:family="paragraph" style:parent-style-name="Standard">
      <style:paragraph-properties fo:text-align="start" style:justify-single-word="false"/>
      <style:text-properties fo:color="#000000" fo:font-size="14pt" style:text-underline-style="none" officeooo:rsid="0029de5e" officeooo:paragraph-rsid="0029de5e" style:font-size-asian="12.25pt" style:font-size-complex="14pt"/>
    </style:style>
    <style:style style:name="P51" style:family="paragraph" style:parent-style-name="Standard">
      <style:paragraph-properties fo:text-align="start" style:justify-single-word="false"/>
      <style:text-properties fo:color="#000000" fo:font-size="14pt" style:text-underline-style="none" officeooo:rsid="00326c7b" officeooo:paragraph-rsid="00326c7b" style:font-size-asian="12.25pt" style:font-size-complex="14pt"/>
    </style:style>
    <style:style style:name="P52" style:family="paragraph" style:parent-style-name="Standard">
      <style:paragraph-properties fo:text-align="start" style:justify-single-word="false"/>
      <style:text-properties fo:color="#000000" fo:font-size="14pt" style:text-underline-style="none" officeooo:rsid="00334967" officeooo:paragraph-rsid="00326c7b" style:font-size-asian="12.25pt" style:font-size-complex="14pt"/>
    </style:style>
    <style:style style:name="P53" style:family="paragraph" style:parent-style-name="Standard">
      <style:paragraph-properties fo:text-align="start" style:justify-single-word="false"/>
      <style:text-properties fo:color="#000000" fo:font-size="14pt" style:text-underline-style="none" officeooo:rsid="0033a0f4" officeooo:paragraph-rsid="0033a0f4" style:font-size-asian="12.25pt" style:font-size-complex="14pt"/>
    </style:style>
    <style:style style:name="P54" style:family="paragraph" style:parent-style-name="Standard">
      <style:paragraph-properties fo:text-align="start" style:justify-single-word="false"/>
      <style:text-properties fo:color="#000000" fo:font-size="14pt" style:text-underline-style="none" fo:font-weight="normal" officeooo:rsid="00039091" officeooo:paragraph-rsid="0005cd9e"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fo:color="#000000" fo:font-size="14pt" style:text-underline-style="none" fo:font-weight="normal" officeooo:rsid="00087551" officeooo:paragraph-rsid="0005cd9e"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color="#000000" fo:font-size="14pt" style:text-underline-style="none" fo:font-weight="normal" officeooo:rsid="00087551" officeooo:paragraph-rsid="00093f71"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color="#000000" fo:font-size="14pt" style:text-underline-style="none" fo:font-weight="normal" officeooo:rsid="00093f71" officeooo:paragraph-rsid="00093f71"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fo:color="#000000" fo:font-size="14pt" style:text-underline-style="none" fo:font-weight="normal" officeooo:rsid="000ba5d8" officeooo:paragraph-rsid="000ba5d8"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fo:color="#000000" fo:font-size="14pt" style:text-underline-style="none" fo:font-weight="normal" officeooo:rsid="001773d6" officeooo:paragraph-rsid="001773d6"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color="#000000" fo:font-size="14pt" style:text-underline-style="none" fo:font-weight="normal" officeooo:rsid="00183626" officeooo:paragraph-rsid="001aaf20"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color="#000000" fo:font-size="14pt" style:text-underline-style="none" fo:font-weight="normal" officeooo:rsid="001c6a39" officeooo:paragraph-rsid="001c6a39"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color="#000000" fo:font-size="14pt" style:text-underline-style="none" fo:font-weight="normal" officeooo:rsid="001e2bc2" officeooo:paragraph-rsid="001e2bc2"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fo:color="#000000" fo:font-size="14pt" style:text-underline-style="none" fo:font-weight="normal" officeooo:rsid="0020c8cf" officeooo:paragraph-rsid="0020c8cf"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fo:color="#000000" fo:font-size="14pt" style:text-underline-style="none" fo:font-weight="normal" officeooo:rsid="001aaf20" officeooo:paragraph-rsid="001aaf20"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fo:color="#000000" fo:font-size="14pt" style:text-underline-style="none" fo:font-weight="normal" officeooo:rsid="0014e71c" officeooo:paragraph-rsid="0014e71c"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color="#000000" fo:font-size="14pt" style:text-underline-style="none" fo:font-weight="normal" officeooo:rsid="00024c5c" officeooo:paragraph-rsid="00167ed2" style:font-size-asian="14pt" style:font-weight-asian="normal" style:font-size-complex="14pt" style:font-weight-complex="normal"/>
    </style:style>
    <style:style style:name="P67" style:family="paragraph" style:parent-style-name="Standard">
      <style:text-properties fo:color="#000000" fo:font-size="14pt" officeooo:rsid="00221c24" officeooo:paragraph-rsid="00221c24" style:font-size-asian="14pt" style:font-size-complex="14pt"/>
    </style:style>
    <style:style style:name="P68" style:family="paragraph" style:parent-style-name="Standard">
      <style:paragraph-properties fo:text-align="justify" style:justify-single-word="false"/>
      <style:text-properties fo:color="#000000" fo:font-size="14pt" officeooo:rsid="00221c24" officeooo:paragraph-rsid="00221c24" style:font-size-asian="14pt" style:font-size-complex="14pt"/>
    </style:style>
    <style:style style:name="P69" style:family="paragraph" style:parent-style-name="Standard">
      <style:paragraph-properties fo:text-align="start" style:justify-single-word="false"/>
      <style:text-properties fo:color="#000000" fo:font-size="14pt" officeooo:rsid="0027d4fd" officeooo:paragraph-rsid="0027d4fd" style:font-size-asian="14pt" style:font-size-complex="14pt"/>
    </style:style>
    <style:style style:name="P70" style:family="paragraph" style:parent-style-name="Standard">
      <style:paragraph-properties fo:text-align="justify" style:justify-single-word="false"/>
      <style:text-properties fo:color="#000000" fo:font-size="14pt" officeooo:rsid="0025796a" officeooo:paragraph-rsid="0025796a" style:font-size-asian="12.25pt" style:font-size-complex="14pt"/>
    </style:style>
    <style:style style:name="P71" style:family="paragraph" style:parent-style-name="Standard">
      <style:paragraph-properties fo:text-align="justify" style:justify-single-word="false"/>
      <style:text-properties fo:color="#000000" fo:font-size="14pt" officeooo:rsid="0025796a" officeooo:paragraph-rsid="0025cab4" style:font-size-asian="12.25pt" style:font-size-complex="14pt"/>
    </style:style>
    <style:style style:name="P72" style:family="paragraph" style:parent-style-name="Standard">
      <style:paragraph-properties fo:text-align="start" style:justify-single-word="false"/>
      <style:text-properties fo:color="#000000" fo:font-size="15pt" style:text-underline-style="none" fo:font-weight="normal" officeooo:rsid="00183626" officeooo:paragraph-rsid="00183626" style:font-size-asian="15pt" style:font-weight-asian="normal" style:font-size-complex="15pt" style:font-weight-complex="normal"/>
    </style:style>
    <style:style style:name="P73" style:family="paragraph" style:parent-style-name="Standard">
      <style:paragraph-properties fo:text-align="justify" style:justify-single-word="false"/>
      <style:text-properties fo:color="#000000" fo:font-size="15pt" style:text-underline-style="none" fo:font-weight="normal" officeooo:rsid="00183626" officeooo:paragraph-rsid="00183626" style:font-size-asian="15pt" style:font-weight-asian="normal" style:font-size-complex="15pt" style:font-weight-complex="normal"/>
    </style:style>
    <style:style style:name="P74" style:family="paragraph" style:parent-style-name="Standard">
      <style:paragraph-properties fo:text-align="start" style:justify-single-word="false"/>
      <style:text-properties fo:color="#000000" officeooo:paragraph-rsid="00221c24"/>
    </style:style>
    <style:style style:name="P75" style:family="paragraph" style:parent-style-name="Standard">
      <style:paragraph-properties fo:text-align="start" style:justify-single-word="false"/>
      <style:text-properties fo:color="#000000" style:font-name="Liberation Serif" fo:font-size="14pt" officeooo:rsid="0011d8dc" officeooo:paragraph-rsid="001329fe" style:font-size-asian="12.25pt" style:font-size-complex="14pt"/>
    </style:style>
    <style:style style:name="P76" style:family="paragraph" style:parent-style-name="Standard">
      <style:paragraph-properties fo:text-align="start" style:justify-single-word="false"/>
      <style:text-properties fo:color="#000000" officeooo:rsid="00409a7c" officeooo:paragraph-rsid="00221c24"/>
    </style:style>
    <style:style style:name="P77" style:family="paragraph" style:parent-style-name="Standard">
      <style:paragraph-properties fo:text-align="center" style:justify-single-word="false"/>
      <style:text-properties fo:color="#993366" fo:font-size="16pt" style:text-underline-style="solid" style:text-underline-width="auto" style:text-underline-color="font-color" officeooo:rsid="0005cd9e" officeooo:paragraph-rsid="0005cd9e" style:font-size-asian="16pt" style:font-size-complex="16pt"/>
    </style:style>
    <style:style style:name="P78" style:family="paragraph" style:parent-style-name="Standard">
      <style:paragraph-properties fo:text-align="center" style:justify-single-word="false"/>
      <style:text-properties fo:color="#993366" fo:font-size="16pt" style:text-underline-style="solid" style:text-underline-width="auto" style:text-underline-color="font-color" officeooo:rsid="0005cd9e" officeooo:paragraph-rsid="00377197" style:font-size-asian="16pt" style:font-size-complex="16pt"/>
    </style:style>
    <style:style style:name="P79" style:family="paragraph" style:parent-style-name="Standard">
      <style:paragraph-properties fo:text-align="start" style:justify-single-word="false"/>
      <style:text-properties fo:color="#993366" fo:font-size="16pt" style:text-underline-style="solid" style:text-underline-width="auto" style:text-underline-color="font-color" officeooo:rsid="0005cd9e" officeooo:paragraph-rsid="0005cd9e" style:font-size-asian="16pt" style:font-size-complex="16pt"/>
    </style:style>
    <style:style style:name="P80" style:family="paragraph" style:parent-style-name="Standard">
      <style:paragraph-properties fo:text-align="start" style:justify-single-word="false"/>
      <style:text-properties fo:color="#993366" fo:font-size="15pt" style:text-underline-style="none" officeooo:rsid="0029de5e" officeooo:paragraph-rsid="0029de5e" style:font-size-asian="13.1000003814697pt" style:font-size-complex="15pt"/>
    </style:style>
    <style:style style:name="P81" style:family="paragraph" style:parent-style-name="Standard">
      <style:paragraph-properties fo:text-align="start" style:justify-single-word="false"/>
      <style:text-properties fo:color="#0066cc" fo:font-size="15pt" style:text-underline-style="none" officeooo:rsid="0005cd9e" officeooo:paragraph-rsid="0005cd9e" style:font-size-asian="15pt" style:font-size-complex="15pt"/>
    </style:style>
    <style:style style:name="P82" style:family="paragraph" style:parent-style-name="Standard">
      <style:paragraph-properties fo:text-align="start" style:justify-single-word="false"/>
      <style:text-properties style:font-name="Liberation Serif" fo:font-size="14pt" officeooo:paragraph-rsid="0005cd9e" style:font-size-asian="14pt" style:font-size-complex="14pt"/>
    </style:style>
    <style:style style:name="P83" style:family="paragraph" style:parent-style-name="Standard">
      <style:paragraph-properties fo:text-align="start" style:justify-single-word="false"/>
      <style:text-properties style:font-name="Liberation Serif" fo:font-size="14pt" officeooo:paragraph-rsid="000ba5d8" style:font-size-asian="14pt" style:font-size-complex="14pt"/>
    </style:style>
    <style:style style:name="P84" style:family="paragraph" style:parent-style-name="Standard">
      <style:paragraph-properties fo:text-align="start" style:justify-single-word="false"/>
      <style:text-properties style:font-name="Liberation Serif" fo:font-size="14pt" officeooo:paragraph-rsid="000d575e" style:font-size-asian="14pt" style:font-size-complex="14pt"/>
    </style:style>
    <style:style style:name="P85" style:family="paragraph" style:parent-style-name="Standard">
      <style:paragraph-properties fo:text-align="justify" style:justify-single-word="false"/>
      <style:text-properties officeooo:paragraph-rsid="000d0627"/>
    </style:style>
    <style:style style:name="P86" style:family="paragraph" style:parent-style-name="Standard">
      <style:text-properties officeooo:rsid="00024c5c" officeooo:paragraph-rsid="00152fff"/>
    </style:style>
    <style:style style:name="P87" style:family="paragraph" style:parent-style-name="Standard">
      <style:text-properties officeooo:paragraph-rsid="0020c8cf"/>
    </style:style>
    <style:style style:name="P88" style:family="paragraph" style:parent-style-name="Standard">
      <style:paragraph-properties fo:text-align="center" style:justify-single-word="false"/>
      <style:text-properties fo:color="#990000" fo:font-size="16pt" style:text-underline-style="solid" style:text-underline-width="auto" style:text-underline-color="font-color" officeooo:rsid="0029de5e" officeooo:paragraph-rsid="0029de5e" style:font-size-asian="16pt" style:font-size-complex="16pt"/>
    </style:style>
    <style:style style:name="P89" style:family="paragraph" style:parent-style-name="Standard">
      <style:paragraph-properties fo:text-align="justify" style:justify-single-word="false"/>
      <style:text-properties fo:font-size="14pt" officeooo:rsid="000ba5d8" officeooo:paragraph-rsid="000d575e" style:font-size-asian="14pt" style:font-size-complex="14pt"/>
    </style:style>
    <style:style style:name="P90" style:family="paragraph" style:parent-style-name="Standard">
      <style:paragraph-properties fo:text-align="start" style:justify-single-word="false"/>
      <style:text-properties fo:color="#0066ff" fo:font-size="16pt" style:text-underline-style="none" officeooo:rsid="00337f9e" officeooo:paragraph-rsid="00377197" style:font-size-asian="16pt" style:font-size-complex="16pt"/>
    </style:style>
    <style:style style:name="P91" style:family="paragraph" style:parent-style-name="Standard">
      <style:paragraph-properties fo:text-align="start" style:justify-single-word="false"/>
      <style:text-properties fo:color="#0066ff" fo:font-size="16pt" style:text-underline-style="none" officeooo:rsid="00349698" officeooo:paragraph-rsid="00377197" style:font-size-asian="16pt" style:font-size-complex="16pt"/>
    </style:style>
    <style:style style:name="P92" style:family="paragraph" style:parent-style-name="Standard">
      <style:paragraph-properties fo:text-align="start" style:justify-single-word="false"/>
      <style:text-properties officeooo:rsid="00337f9e" officeooo:paragraph-rsid="00377197"/>
    </style:style>
    <style:style style:name="P93" style:family="paragraph" style:parent-style-name="Title_20_and_20_Content_7e_LT_7e_Gliederung_20_1">
      <style:text-properties style:font-name="Liberation Serif" fo:font-size="14pt" style:font-size-asian="14pt" style:font-size-complex="14pt"/>
    </style:style>
    <style:style style:name="P94" style:family="paragraph" style:parent-style-name="Title_20_and_20_Content_7e_LT_7e_Gliederung_20_1">
      <style:text-properties style:font-name="Liberation Serif" fo:font-size="14pt" officeooo:paragraph-rsid="000c1496" style:font-size-asian="14pt" style:font-size-complex="14pt"/>
    </style:style>
    <style:style style:name="P95" style:family="paragraph" style:parent-style-name="Title_20_and_20_Content_7e_LT_7e_Gliederung_20_1">
      <style:text-properties style:font-name="Liberation Serif" fo:font-size="14pt" officeooo:paragraph-rsid="00106c5f" style:font-size-asian="14pt" style:font-size-complex="14pt"/>
    </style:style>
    <style:style style:name="P96" style:family="paragraph" style:parent-style-name="Title_20_and_20_Content_7e_LT_7e_Gliederung_20_1">
      <style:text-properties style:font-name="Liberation Serif" fo:font-size="14pt" officeooo:paragraph-rsid="000d0627" style:font-size-asian="14pt" style:font-size-complex="14pt"/>
    </style:style>
    <style:style style:name="P97" style:family="paragraph" style:parent-style-name="Title_20_and_20_Content_7e_LT_7e_Gliederung_20_1">
      <style:text-properties fo:color="#0084d1" style:font-name="Liberation Serif" fo:font-size="15pt" officeooo:rsid="00087551" officeooo:paragraph-rsid="00087551" style:font-size-asian="15pt" style:font-size-complex="15pt"/>
    </style:style>
    <style:style style:name="P98" style:family="paragraph" style:parent-style-name="Title_20_and_20_Content_7e_LT_7e_Gliederung_20_1">
      <style:text-properties fo:color="#0084d1" style:font-name="Liberation Serif" fo:font-size="14pt" style:text-underline-style="none" fo:font-weight="normal" officeooo:rsid="000b6fa1" officeooo:paragraph-rsid="000d0627" style:font-size-asian="14pt" style:font-weight-asian="normal" style:font-size-complex="14pt" style:font-weight-complex="normal"/>
    </style:style>
    <style:style style:name="P99" style:family="paragraph" style:parent-style-name="Table_20_Contents">
      <style:paragraph-properties fo:text-align="justify" style:justify-single-word="false"/>
      <style:text-properties fo:font-size="14pt" style:font-size-asian="12.25pt" style:font-size-complex="14pt"/>
    </style:style>
    <style:style style:name="P100" style:family="paragraph" style:parent-style-name="Table_20_Contents">
      <style:paragraph-properties fo:text-align="justify" style:justify-single-word="false"/>
      <style:text-properties fo:font-size="14pt" officeooo:paragraph-rsid="0020c8cf" style:font-size-asian="12.25pt" style:font-size-complex="14pt"/>
    </style:style>
    <style:style style:name="P101" style:family="paragraph" style:parent-style-name="Table_20_Contents">
      <style:paragraph-properties fo:text-align="center" style:justify-single-word="false"/>
      <style:text-properties fo:font-size="14pt" officeooo:rsid="001fc168" officeooo:paragraph-rsid="001fc168" style:font-size-asian="12.25pt" style:font-size-complex="14pt"/>
    </style:style>
    <style:style style:name="P102" style:family="paragraph" style:parent-style-name="Table_20_Contents">
      <style:paragraph-properties fo:text-align="center" style:justify-single-word="false"/>
      <style:text-properties fo:font-size="14pt" officeooo:rsid="001fc168" officeooo:paragraph-rsid="0020c8cf" style:font-size-asian="12.25pt" style:font-size-complex="14pt"/>
    </style:style>
    <style:style style:name="P103" style:family="paragraph" style:parent-style-name="Table_20_Contents">
      <style:paragraph-properties fo:text-align="center" style:justify-single-word="false"/>
      <style:text-properties fo:font-size="14pt" officeooo:rsid="00221c24" officeooo:paragraph-rsid="00221c24" style:font-size-asian="12.25pt" style:font-size-complex="14pt"/>
    </style:style>
    <style:style style:name="P104" style:family="paragraph" style:parent-style-name="Table_20_Contents">
      <style:paragraph-properties fo:text-align="center" style:justify-single-word="false"/>
      <style:text-properties fo:color="#006600" fo:font-size="14pt" officeooo:rsid="001fc168" officeooo:paragraph-rsid="0020c8cf" style:font-size-asian="12.25pt" style:font-size-complex="14pt"/>
    </style:style>
    <style:style style:name="P105" style:family="paragraph" style:parent-style-name="Table_20_Contents">
      <style:paragraph-properties fo:text-align="center" style:justify-single-word="false"/>
      <style:text-properties fo:color="#006600" fo:font-size="14pt" officeooo:rsid="001fc168" officeooo:paragraph-rsid="001fc168" style:font-size-asian="12.25pt" style:font-size-complex="14pt"/>
    </style:style>
    <style:style style:name="P106" style:family="paragraph" style:parent-style-name="Table_20_Contents">
      <style:paragraph-properties fo:text-align="center" style:justify-single-word="false"/>
      <style:text-properties fo:color="#006600" fo:font-size="14pt" officeooo:rsid="00221c24" officeooo:paragraph-rsid="00221c24" style:font-size-asian="12.25pt" style:font-size-complex="14pt"/>
    </style:style>
    <style:style style:name="P107" style:family="paragraph" style:parent-style-name="Standard" style:list-style-name="L1">
      <style:paragraph-properties fo:text-align="start" style:justify-single-word="false"/>
      <style:text-properties fo:color="#000000" fo:font-size="14pt" style:text-underline-style="none" officeooo:rsid="00028fbe" officeooo:paragraph-rsid="00028fbe" style:font-size-asian="14pt" style:font-size-complex="14pt"/>
    </style:style>
    <style:style style:name="P108" style:family="paragraph" style:parent-style-name="Standard" style:list-style-name="L2">
      <style:paragraph-properties fo:text-align="start" style:justify-single-word="false"/>
      <style:text-properties fo:color="#000000" fo:font-size="14pt" style:text-underline-style="none" officeooo:rsid="00039091" officeooo:paragraph-rsid="00039091" style:font-size-asian="12.25pt" style:font-size-complex="14pt"/>
    </style:style>
    <style:style style:name="P109" style:family="paragraph" style:parent-style-name="Standard" style:list-style-name="L3">
      <style:paragraph-properties fo:text-align="start" style:justify-single-word="false"/>
      <style:text-properties fo:color="#000000" fo:font-size="14pt" style:text-underline-style="none" officeooo:rsid="00326c7b" officeooo:paragraph-rsid="00326c7b" style:font-size-asian="12.25pt" style:font-size-complex="14pt"/>
    </style:style>
    <style:style style:name="P110" style:family="paragraph" style:parent-style-name="Standard" style:list-style-name="L4">
      <style:paragraph-properties fo:text-align="start" style:justify-single-word="false"/>
      <style:text-properties fo:color="#000000" fo:font-size="14pt" style:text-underline-style="none" officeooo:rsid="00326c7b" officeooo:paragraph-rsid="00326c7b" style:font-size-asian="12.25pt" style:font-size-complex="14pt"/>
    </style:style>
    <style:style style:name="P111" style:family="paragraph" style:parent-style-name="Standard" style:list-style-name="L5">
      <style:paragraph-properties fo:text-align="start" style:justify-single-word="false"/>
      <style:text-properties fo:color="#000000" fo:font-size="14pt" style:text-underline-style="none" officeooo:rsid="0033a0f4" officeooo:paragraph-rsid="0033a0f4" style:font-size-asian="12.25pt" style:font-size-complex="14pt"/>
    </style:style>
    <style:style style:name="P112" style:family="paragraph" style:parent-style-name="Standard" style:list-style-name="L6">
      <style:paragraph-properties fo:text-align="start" style:justify-single-word="false"/>
      <style:text-properties fo:color="#000000" fo:font-size="14pt" style:text-underline-style="none" officeooo:rsid="0033a0f4" officeooo:paragraph-rsid="0033a0f4" style:font-size-asian="12.25pt" style:font-size-complex="14pt"/>
    </style:style>
    <style:style style:name="P113" style:family="paragraph" style:parent-style-name="Standard" style:list-style-name="L17">
      <style:paragraph-properties fo:text-align="start" style:justify-single-word="false"/>
      <style:text-properties fo:color="#000000" fo:font-size="14pt" style:text-underline-style="none" fo:font-weight="normal" officeooo:rsid="000b6fa1" officeooo:paragraph-rsid="000b6fa1" style:font-size-asian="12.25pt" style:font-weight-asian="normal" style:font-size-complex="14pt" style:font-weight-complex="normal"/>
    </style:style>
    <style:style style:name="P114" style:family="paragraph" style:parent-style-name="Standard" style:list-style-name="L18">
      <style:paragraph-properties fo:text-align="justify" style:justify-single-word="false"/>
      <style:text-properties fo:color="#000000" fo:font-size="14pt" style:text-underline-style="none" fo:font-weight="normal" officeooo:rsid="001e2bc2" officeooo:paragraph-rsid="001e2bc2" style:font-size-asian="12.25pt" style:font-weight-asian="normal" style:font-size-complex="14pt" style:font-weight-complex="normal"/>
    </style:style>
    <style:style style:name="P115" style:family="paragraph" style:parent-style-name="Standard" style:list-style-name="L19">
      <style:paragraph-properties fo:text-align="justify" style:justify-single-word="false"/>
      <style:text-properties fo:color="#000000" fo:font-size="14pt" officeooo:rsid="00239ac8" officeooo:paragraph-rsid="00221c24" style:font-size-asian="14pt" style:font-size-complex="14pt"/>
    </style:style>
    <style:style style:name="P116" style:family="paragraph" style:parent-style-name="Standard" style:list-style-name="L7">
      <style:paragraph-properties fo:text-align="start" style:justify-single-word="false"/>
      <style:text-properties fo:color="#000000" fo:font-size="16pt" style:text-underline-style="none" officeooo:rsid="00337f9e" officeooo:paragraph-rsid="00377197" style:font-size-asian="16pt" style:font-size-complex="16pt"/>
    </style:style>
    <style:style style:name="P117" style:family="paragraph" style:parent-style-name="Standard" style:list-style-name="L8">
      <style:paragraph-properties fo:text-align="start" style:justify-single-word="false"/>
      <style:text-properties fo:color="#000000" fo:font-size="16pt" style:text-underline-style="none" officeooo:rsid="00337f9e" officeooo:paragraph-rsid="00377197" style:font-size-asian="16pt" style:font-size-complex="16pt"/>
    </style:style>
    <style:style style:name="P118" style:family="paragraph" style:parent-style-name="Standard" style:list-style-name="L9">
      <style:paragraph-properties fo:text-align="start" style:justify-single-word="false"/>
      <style:text-properties fo:color="#000000" fo:font-size="16pt" style:text-underline-style="none" officeooo:rsid="00337f9e" officeooo:paragraph-rsid="00377197" style:font-size-asian="16pt" style:font-size-complex="16pt"/>
    </style:style>
    <style:style style:name="P119" style:family="paragraph" style:parent-style-name="Standard" style:list-style-name="L10">
      <style:paragraph-properties fo:text-align="start" style:justify-single-word="false"/>
      <style:text-properties fo:color="#000000" fo:font-size="16pt" style:text-underline-style="none" officeooo:rsid="00337f9e" officeooo:paragraph-rsid="00377197" style:font-size-asian="16pt" style:font-size-complex="16pt"/>
    </style:style>
    <style:style style:name="P120" style:family="paragraph" style:parent-style-name="Standard" style:list-style-name="L11">
      <style:paragraph-properties fo:text-align="start" style:justify-single-word="false"/>
      <style:text-properties fo:color="#000000" fo:font-size="16pt" style:text-underline-style="none" officeooo:rsid="00337f9e" officeooo:paragraph-rsid="00377197" style:font-size-asian="16pt" style:font-size-complex="16pt"/>
    </style:style>
    <style:style style:name="P121" style:family="paragraph" style:parent-style-name="Standard" style:list-style-name="L12">
      <style:paragraph-properties fo:text-align="start" style:justify-single-word="false"/>
      <style:text-properties fo:color="#000000" fo:font-size="16pt" style:text-underline-style="none" officeooo:rsid="0038ad5e" officeooo:paragraph-rsid="0038ad5e" style:font-size-asian="16pt" style:font-size-complex="16pt"/>
    </style:style>
    <style:style style:name="P122" style:family="paragraph" style:parent-style-name="Standard" style:list-style-name="L13">
      <style:paragraph-properties fo:text-align="start" style:justify-single-word="false"/>
      <style:text-properties fo:color="#000000" fo:font-size="16pt" style:text-underline-style="none" officeooo:rsid="00349698" officeooo:paragraph-rsid="00377197" style:font-size-asian="16pt" style:font-size-complex="16pt"/>
    </style:style>
    <style:style style:name="P123" style:family="paragraph" style:parent-style-name="Standard" style:list-style-name="L14">
      <style:paragraph-properties fo:text-align="start" style:justify-single-word="false"/>
      <style:text-properties fo:color="#000000" fo:font-size="16pt" style:text-underline-style="none" officeooo:rsid="00349698" officeooo:paragraph-rsid="00377197" style:font-size-asian="16pt" style:font-size-complex="16pt"/>
    </style:style>
    <style:style style:name="P124" style:family="paragraph" style:parent-style-name="Standard" style:list-style-name="L15">
      <style:paragraph-properties fo:text-align="start" style:justify-single-word="false"/>
      <style:text-properties fo:color="#000000" fo:font-size="16pt" style:text-underline-style="none" officeooo:rsid="00349698" officeooo:paragraph-rsid="00377197" style:font-size-asian="16pt" style:font-size-complex="16pt"/>
    </style:style>
    <style:style style:name="P125" style:family="paragraph" style:parent-style-name="Standard" style:list-style-name="L16">
      <style:paragraph-properties fo:text-align="start" style:justify-single-word="false"/>
      <style:text-properties fo:color="#000000" fo:font-size="16pt" style:text-underline-style="none" officeooo:rsid="00377197" officeooo:paragraph-rsid="00377197" style:font-size-asian="16pt" style:font-size-complex="16pt"/>
    </style:style>
    <style:style style:name="P126" style:family="paragraph" style:parent-style-name="Standard">
      <style:paragraph-properties fo:text-align="start" style:justify-single-word="false"/>
      <style:text-properties fo:color="#0066ff" fo:font-size="16pt" style:text-underline-style="none" officeooo:rsid="00337f9e" officeooo:paragraph-rsid="0038ad5e" style:font-size-asian="16pt" style:font-size-complex="16pt"/>
    </style:style>
    <style:style style:name="P127" style:family="paragraph" style:parent-style-name="Standard" style:list-style-name="L12">
      <style:paragraph-properties fo:text-align="start" style:justify-single-word="false"/>
      <style:text-properties officeooo:paragraph-rsid="0038ad5e"/>
    </style:style>
    <style:style style:name="T1" style:family="text">
      <style:text-properties fo:color="#000000"/>
    </style:style>
    <style:style style:name="T2" style:family="text">
      <style:text-properties fo:color="#000000" fo:font-size="14pt" fo:font-weight="normal" style:font-size-asian="12.25pt" style:font-weight-asian="normal" style:font-size-complex="14pt" style:font-weight-complex="normal"/>
    </style:style>
    <style:style style:name="T3" style:family="text">
      <style:text-properties fo:color="#000000" fo:font-size="14pt" fo:font-weight="normal" officeooo:rsid="0003baf0" style:font-size-asian="12.25pt" style:font-weight-asian="normal" style:font-size-complex="14pt" style:font-weight-complex="normal"/>
    </style:style>
    <style:style style:name="T4" style:family="text">
      <style:text-properties fo:color="#000000" fo:font-size="14pt" style:text-underline-style="none" fo:font-weight="normal" officeooo:rsid="0005cd9e" style:font-size-asian="12.25pt" style:font-weight-asian="normal" style:font-size-complex="14pt" style:font-weight-complex="normal"/>
    </style:style>
    <style:style style:name="T5" style:family="text">
      <style:text-properties fo:color="#000000" fo:font-size="14pt" style:text-underline-style="none" fo:font-weight="normal" officeooo:rsid="000ba5d8" style:font-size-asian="12.25pt" style:font-weight-asian="normal" style:font-size-complex="14pt" style:font-weight-complex="normal"/>
    </style:style>
    <style:style style:name="T6" style:family="text">
      <style:text-properties fo:color="#000000" fo:font-size="14pt" style:font-size-asian="12.25pt" style:font-size-complex="14pt"/>
    </style:style>
    <style:style style:name="T7" style:family="text">
      <style:text-properties fo:color="#000000" fo:font-size="14pt" officeooo:rsid="0011d8dc" style:font-size-asian="12.25pt" style:font-size-complex="14pt"/>
    </style:style>
    <style:style style:name="T8" style:family="text">
      <style:text-properties fo:color="#000000" fo:font-size="14pt" officeooo:rsid="002e6fb2" style:font-size-asian="12.25pt" style:font-size-complex="14pt"/>
    </style:style>
    <style:style style:name="T9" style:family="text">
      <style:text-properties fo:color="#000000" fo:font-size="14pt" officeooo:rsid="003eacb5" style:font-size-asian="12.25pt" style:font-size-complex="14pt"/>
    </style:style>
    <style:style style:name="T10" style:family="text">
      <style:text-properties fo:color="#000000" fo:font-size="14pt" officeooo:rsid="0040e512" style:font-size-asian="12.25pt" style:font-size-complex="14pt"/>
    </style:style>
    <style:style style:name="T11" style:family="text">
      <style:text-properties fo:color="#000000" fo:font-size="14pt" style:font-size-asian="14pt" style:font-size-complex="14pt"/>
    </style:style>
    <style:style style:name="T12" style:family="text">
      <style:text-properties fo:color="#000000" fo:font-size="14pt" officeooo:rsid="0027d4fd" style:font-size-asian="14pt" style:font-size-complex="14pt"/>
    </style:style>
    <style:style style:name="T13" style:family="text">
      <style:text-properties fo:color="#000000" style:text-position="super 58%" fo:font-size="14pt" officeooo:rsid="0011d8dc" style:font-size-asian="12.25pt" style:font-size-complex="14pt"/>
    </style:style>
    <style:style style:name="T14" style:family="text">
      <style:text-properties fo:color="#000000" officeooo:rsid="002d05f5"/>
    </style:style>
    <style:style style:name="T15" style:family="text">
      <style:text-properties fo:color="#000000" officeooo:rsid="002dbea3" fo:background-color="#ffffff" loext:char-shading-value="0"/>
    </style:style>
    <style:style style:name="T16" style:family="text">
      <style:text-properties fo:color="#000000" fo:font-size="16pt" style:text-underline-style="none" officeooo:rsid="0038ad5e" style:font-size-asian="16pt" style:font-size-complex="16pt"/>
    </style:style>
    <style:style style:name="T17" style:family="text">
      <style:text-properties fo:color="#000000" fo:font-size="16pt" style:text-underline-style="none" officeooo:rsid="003939aa" style:font-size-asian="16pt" style:font-size-complex="16pt"/>
    </style:style>
    <style:style style:name="T18" style:family="text">
      <style:text-properties fo:color="#000000" officeooo:rsid="003b76a8"/>
    </style:style>
    <style:style style:name="T19" style:family="text">
      <style:text-properties fo:background-color="#ffffff" loext:char-shading-value="0"/>
    </style:style>
    <style:style style:name="T20" style:family="text">
      <style:text-properties fo:font-weight="normal" style:font-weight-asian="normal" style:font-weight-complex="normal"/>
    </style:style>
    <style:style style:name="T21" style:family="text">
      <style:text-properties fo:font-weight="normal" officeooo:rsid="0003baf0" style:font-weight-asian="normal" style:font-weight-complex="normal"/>
    </style:style>
    <style:style style:name="T22" style:family="text">
      <style:text-properties fo:font-weight="normal" officeooo:rsid="0004faa1" style:font-weight-asian="normal" style:font-weight-complex="normal"/>
    </style:style>
    <style:style style:name="T23" style:family="text">
      <style:text-properties fo:font-weight="normal" officeooo:rsid="00039091" style:font-weight-asian="normal" style:font-weight-complex="normal"/>
    </style:style>
    <style:style style:name="T24" style:family="text">
      <style:text-properties fo:font-weight="normal" officeooo:rsid="00087551" style:font-weight-asian="normal" style:font-weight-complex="normal"/>
    </style:style>
    <style:style style:name="T25" style:family="text">
      <style:text-properties fo:font-weight="normal" officeooo:rsid="00093f71" style:font-weight-asian="normal" style:font-weight-complex="normal"/>
    </style:style>
    <style:style style:name="T26" style:family="text">
      <style:text-properties officeooo:rsid="0003baf0"/>
    </style:style>
    <style:style style:name="T27" style:family="text">
      <style:text-properties fo:font-size="14pt" fo:font-weight="normal" style:font-size-asian="12.25pt" style:font-weight-asian="normal" style:font-size-complex="14pt" style:font-weight-complex="normal"/>
    </style:style>
    <style:style style:name="T28" style:family="text">
      <style:text-properties fo:font-size="14pt" style:font-size-asian="14pt" style:font-size-complex="14pt"/>
    </style:style>
    <style:style style:name="T29" style:family="text">
      <style:text-properties fo:font-size="14pt" officeooo:rsid="000ba5d8" style:font-size-asian="14pt" style:font-size-complex="14pt"/>
    </style:style>
    <style:style style:name="T30" style:family="text">
      <style:text-properties fo:font-size="14pt" officeooo:rsid="000ef4c5" style:font-size-asian="14pt" style:font-size-complex="14pt"/>
    </style:style>
    <style:style style:name="T31" style:family="text">
      <style:text-properties fo:font-size="14pt" officeooo:rsid="000ffb5b" style:font-size-asian="14pt" style:font-size-complex="14pt"/>
    </style:style>
    <style:style style:name="T32" style:family="text">
      <style:text-properties fo:font-size="14pt" style:font-size-asian="12.25pt" style:font-size-complex="14pt"/>
    </style:style>
    <style:style style:name="T33" style:family="text">
      <style:text-properties style:font-name="Liberation Serif" fo:font-size="14pt" style:font-size-asian="14pt" style:font-size-complex="14pt"/>
    </style:style>
    <style:style style:name="T34" style:family="text">
      <style:text-properties officeooo:rsid="000ba5d8"/>
    </style:style>
    <style:style style:name="T35" style:family="text">
      <style:text-properties officeooo:rsid="00106c5f"/>
    </style:style>
    <style:style style:name="T36" style:family="text">
      <style:text-properties fo:color="#0084d1"/>
    </style:style>
    <style:style style:name="T37" style:family="text">
      <style:text-properties fo:color="#0084d1" fo:font-size="15pt" style:font-size-asian="15pt" style:font-size-complex="15pt"/>
    </style:style>
    <style:style style:name="T38" style:family="text">
      <style:text-properties fo:font-size="15pt" style:font-size-asian="15pt" style:font-size-complex="15pt"/>
    </style:style>
    <style:style style:name="T39" style:family="text">
      <style:text-properties fo:font-size="15pt" officeooo:rsid="00027678" style:font-size-asian="15pt" style:font-size-complex="15pt"/>
    </style:style>
    <style:style style:name="T40" style:family="text">
      <style:text-properties officeooo:rsid="00027678"/>
    </style:style>
    <style:style style:name="T41" style:family="text">
      <style:text-properties officeooo:rsid="0017c03f"/>
    </style:style>
    <style:style style:name="T42" style:family="text">
      <style:text-properties officeooo:rsid="001aaf20"/>
    </style:style>
    <style:style style:name="T43" style:family="text">
      <style:text-properties officeooo:rsid="001d875c"/>
    </style:style>
    <style:style style:name="T44" style:family="text">
      <style:text-properties officeooo:rsid="001e2bc2"/>
    </style:style>
    <style:style style:name="T45" style:family="text">
      <style:text-properties officeooo:rsid="001f1eac"/>
    </style:style>
    <style:style style:name="T46" style:family="text">
      <style:text-properties officeooo:rsid="00221c24"/>
    </style:style>
    <style:style style:name="T47" style:family="text">
      <style:text-properties officeooo:rsid="00239ac8"/>
    </style:style>
    <style:style style:name="T48" style:family="text">
      <style:text-properties officeooo:rsid="0027d4fd"/>
    </style:style>
    <style:style style:name="T49" style:family="text">
      <style:text-properties officeooo:rsid="002d05f5"/>
    </style:style>
    <style:style style:name="T50" style:family="text">
      <style:text-properties officeooo:rsid="00326c7b"/>
    </style:style>
    <style:style style:name="T51" style:family="text">
      <style:text-properties officeooo:rsid="00377197"/>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OPERATING SYSTEM</text:p>
      <text:p text:style-name="P37"/>
      <text:p text:style-name="P1"/>
      <text:p text:style-name="P15">What is operating system ... ?</text:p>
      <text:p text:style-name="P4"/>
      <text:p text:style-name="P5"><text:tab/><text:span text:style-name="T18">An operating system (OS) is a set of programs that manages computer <text:tab/>hardware and software resources and provides common services for computer <text:tab/>programs.</text:span></text:p>
      <text:p text:style-name="P6"/>
      <text:p text:style-name="P15"><text:span text:style-name="T19">Execution environments:</text:span><text:span text:style-name="T1"> </text:span></text:p>
      <text:p text:style-name="P41"/>
      <text:p text:style-name="P2"><text:tab/><text:span text:style-name="T11">Two types of execution environments are there</text:span></text:p>
      <text:p text:style-name="P13"/>
      <text:list xml:id="list2849343990664818536" text:style-name="L1">
        <text:list-item>
          <text:p text:style-name="P107">OS based Execution Environment </text:p>
        </text:list-item>
        <text:list-item>
          <text:p text:style-name="P107">Kernel Based Execution Environment</text:p>
        </text:list-item>
      </text:list>
      <text:p text:style-name="P13"/>
      <text:p text:style-name="P2">OS <text:span text:style-name="T20">Based Execution Environment:</text:span></text:p>
      <text:p text:style-name="P2"/>
      <text:p text:style-name="P46"><text:tab/>In OS based execution environment kernel is built separately and application is <text:tab/>built separately.</text:p>
      <text:p text:style-name="P46"/>
      <text:p text:style-name="P46"><text:tab/><text:span text:style-name="T26">Application can avial the services of the kernel through a indirect machanism, <text:tab/>called systemcall.</text:span><text:tab/></text:p>
      <text:p text:style-name="P45"/>
      <text:list xml:id="list3668553404757007578" text:style-name="L2">
        <text:list-header>
          <text:p text:style-name="P108"><text:span text:style-name="T20">OS based execution environment is one which facilitate the programmer to write an application and execute an application </text:span><text:span text:style-name="T21">and running kernel.</text:span></text:p>
        </text:list-header>
      </text:list>
      <text:p text:style-name="P45"/>
      <text:p text:style-name="P45"><text:span text:style-name="T21"><text:tab/></text:span><text:span text:style-name="T22">Ex: Linux.</text:span></text:p>
      <text:p text:style-name="P45"/>
      <text:p text:style-name="P19">Kernel Based Execution Environment:</text:p>
      <text:p text:style-name="P16"/>
      <text:p text:style-name="P16"><text:span text:style-name="T27"><text:tab/></text:span><text:span text:style-name="T2">In kernel based execution environment kernel and application will build <text:tab/>together and it will one executable.</text:span></text:p>
      <text:p text:style-name="P16"/>
      <text:p text:style-name="P16"><text:span text:style-name="T2"><text:tab/></text:span><text:span text:style-name="T3">Application can avial the services of the kernel </text:span><text:span text:style-name="T2">by di</text:span><text:span text:style-name="T3">rect</text:span><text:span text:style-name="T2">ly invoking the name <text:tab/>of a kernel functions</text:span><text:span text:style-name="T3">.</text:span></text:p>
      <text:p text:style-name="P16"/>
      <text:p text:style-name="P17"><text:span text:style-name="T3"><text:tab/></text:span><text:span text:style-name="T2">Ex: Medical equipments</text:span></text:p>
      <text:p text:style-name="P17"/>
      <text:p text:style-name="P17"/>
      <text:p text:style-name="P17"/>
      <text:p text:style-name="P17"/>
      <text:p text:style-name="P79"/>
      <text:p text:style-name="P88"><text:soft-page-break/>KERNEL</text:p>
      <text:p text:style-name="P80"/>
      <text:p text:style-name="P25">What is Kernel ... ?</text:p>
      <text:p text:style-name="P50"/>
      <text:p text:style-name="P50"><text:tab/><text:span text:style-name="T50">Kernel is a software which is core of the operating system.It provides the <text:tab/>interface between user and applications and hardware.</text:span></text:p>
      <text:p text:style-name="P50"/>
      <text:p text:style-name="P50"><text:tab/><text:span text:style-name="T50">Kernel is responsible for </text:span></text:p>
      <text:p text:style-name="P50"/>
      <text:list xml:id="list7758179219525669" text:style-name="L3">
        <text:list-item>
          <text:p text:style-name="P109">process management</text:p>
        </text:list-item>
        <text:list-item>
          <text:p text:style-name="P109">memory management</text:p>
        </text:list-item>
        <text:list-item>
          <text:p text:style-name="P109">Device management through the use of device drivers.</text:p>
        </text:list-item>
        <text:list-item>
          <text:p text:style-name="P109">Systemcalls control.</text:p>
        </text:list-item>
      </text:list>
      <text:p text:style-name="P51"/>
      <text:p text:style-name="P18">Different types of kernels:</text:p>
      <text:p text:style-name="P51"/>
      <text:p text:style-name="P51"><text:tab/><text:span text:style-name="T36">Monolithic Kernel:</text:span></text:p>
      <text:p text:style-name="P51"/>
      <text:list xml:id="list4487719935371194969" text:style-name="L4">
        <text:list-item>
          <text:p text:style-name="P110">In monolithic kernel all the subsystems are bonded together to be generated as an single executable.</text:p>
        </text:list-item>
        <text:list-item>
          <text:p text:style-name="P110">All subsystems will share same data segment.</text:p>
        </text:list-item>
        <text:list-item>
          <text:p text:style-name="P110">Effective communication between two subsystems is faster.</text:p>
        </text:list-item>
        <text:list-item>
          <text:p text:style-name="P110">Removing and adding subsystems are difficult becaude all subsytems are bounded together.</text:p>
          <text:p text:style-name="P110"/>
          <text:p text:style-name="P110">Ex: Traditional Unix.</text:p>
        </text:list-item>
      </text:list>
      <text:p text:style-name="P51"><text:tab/></text:p>
      <text:p text:style-name="P51"><text:tab/><text:span text:style-name="T36">Micro Kernel:</text:span></text:p>
      <text:p text:style-name="P52"/>
      <text:list xml:id="list2236339738231023083" text:style-name="L5">
        <text:list-item>
          <text:p text:style-name="P111">a small modular part of an operating system kernel which implements its basic features.</text:p>
          <text:p text:style-name="P111"/>
          <text:p text:style-name="P111">Ex: Vx works and Minix.</text:p>
        </text:list-item>
      </text:list>
      <text:p text:style-name="P53"/>
      <text:p text:style-name="P8"><text:tab/>Modular Monolithic kernel:</text:p>
      <text:p text:style-name="P8"><text:tab/></text:p>
      <text:list xml:id="list4197134173828429528" text:style-name="L6">
        <text:list-item>
          <text:p text:style-name="P112">It is monolithic by principle,but it gains theoritical advantage of micro kernel.</text:p>
        </text:list-item>
        <text:list-item>
          <text:p text:style-name="P112">It can dynamically insert a modules and remove modules without any problem.</text:p>
          <text:p text:style-name="P112"/>
        </text:list-item>
      </text:list>
      <text:p text:style-name="P53"><text:tab/><text:tab/>Ex: Linux.</text:p>
      <text:p text:style-name="P77"/>
      <text:p text:style-name="P90"><text:soft-page-break/>Modes of execution:</text:p>
      <text:p text:style-name="P43"/>
      <text:p text:style-name="P43">We can distinguish modes by PC value. Virtual address is divided into kernel address space and user address space. We have 4GB virtual address space, it is divided into 3GB for user and 1GB for kernel.</text:p>
      <text:p text:style-name="P43"/>
      <text:list xml:id="list2965108807565015912" text:style-name="L7">
        <text:list-item>
          <text:p text:style-name="P116">User mode of execution</text:p>
        </text:list-item>
        <text:list-item>
          <text:p text:style-name="P116">Kernel mode of execution</text:p>
        </text:list-item>
      </text:list>
      <text:p text:style-name="P43"/>
      <text:p text:style-name="P90">User mode of execution:</text:p>
      <text:p text:style-name="P43"/>
      <text:list xml:id="list5530347630601171216" text:style-name="L8">
        <text:list-item>
          <text:p text:style-name="P117">If program counter holds above 0x00000000 and less than 0xC0000000 then it is user mode of execution.</text:p>
        </text:list-item>
        <text:list-item>
          <text:p text:style-name="P117">Intel processors have 4 modes of execution, two bits in CS register will tell the mode. If CS register bits are 11 than it represents the user mode.</text:p>
        </text:list-item>
      </text:list>
      <text:p text:style-name="P43"/>
      <text:p text:style-name="P90">Kernel mode of execution:</text:p>
      <text:p text:style-name="P90"/>
      <text:list xml:id="list7808966637942389210" text:style-name="L9">
        <text:list-item>
          <text:p text:style-name="P118">If program counter holds address above 0xC0000000 and two bits of CS register are 00 then it is kernel mode of execution.</text:p>
        </text:list-item>
      </text:list>
      <text:p text:style-name="P43"/>
      <text:p text:style-name="P90">What is system call?</text:p>
      <text:p text:style-name="P43"/>
      <text:list xml:id="list400338265899165932" text:style-name="L10">
        <text:list-item>
          <text:p text:style-name="P119">System call is the services provided by kernel to transfer the control from user space to kernel space.</text:p>
        </text:list-item>
        <text:list-item>
          <text:p text:style-name="P119">System call invocation is done by sysenter().</text:p>
        </text:list-item>
      </text:list>
      <text:p text:style-name="P92"/>
      <text:p text:style-name="P43"><text:tab/><text:span text:style-name="T36">sysenter: </text:span></text:p>
      <text:list xml:id="list2319529180303144791" text:style-name="L11">
        <text:list-item>
          <text:p text:style-name="P120">sysenter is a software which will help to generate a interrupt to take the execution to kernel space and it is also a software interrupt.</text:p>
        </text:list-item>
        <text:list-item>
          <text:p text:style-name="P120">System calls are maintained as an array of function pointers. Kernel shares the array indexes to the application space.</text:p>
        </text:list-item>
      </text:list>
      <text:p text:style-name="P92"/>
      <text:p text:style-name="P126">What is device driver:</text:p>
      <text:list xml:id="list1864996785348687519" text:style-name="L12">
        <text:list-item>
          <text:p text:style-name="P121">Device driver is a program that controls a perticular type of device that is attached to your computer.</text:p>
        </text:list-item>
        <text:list-item>
          <text:p text:style-name="P127"><text:span text:style-name="T17">It is a</text:span><text:span text:style-name="T16"> software that handles or manages a hardware controller is known as a device driver</text:span></text:p>
        </text:list-item>
      </text:list>
      <text:p text:style-name="P78"><text:soft-page-break/></text:p>
      <text:p text:style-name="P91">What is major number:</text:p>
      <text:p text:style-name="P91"/>
      <text:list xml:id="list4271809313960980012" text:style-name="L13">
        <text:list-item>
          <text:p text:style-name="P122">Major number is to identify the <text:span text:style-name="T51">perticular</text:span> driver. </text:p>
        </text:list-item>
        <text:list-item>
          <text:p text:style-name="P122">To represent major and minor number, we have one field i_rdev. It is a 32 bit number.</text:p>
        </text:list-item>
        <text:list-item>
          <text:p text:style-name="P122">In 32 bit, for representing major number we use MSB 12 bits.</text:p>
        </text:list-item>
      </text:list>
      <text:p text:style-name="P42"/>
      <text:p text:style-name="P91">What is minor number?</text:p>
      <text:p text:style-name="P42"/>
      <text:list xml:id="list5053642359228396795" text:style-name="L14">
        <text:list-item>
          <text:p text:style-name="P123">Minor number is used to determine exactly which device is being refered by particular driver.</text:p>
        </text:list-item>
        <text:list-item>
          <text:p text:style-name="P123">In i_rdev 32 bit LSB 20 bits are used to identify the minor number.</text:p>
        </text:list-item>
      </text:list>
      <text:p text:style-name="P42"/>
      <text:p text:style-name="P91">Commands for module :</text:p>
      <text:p text:style-name="P42"/>
      <text:list xml:id="list9182927366382444686" text:style-name="L15">
        <text:list-item>
          <text:p text:style-name="P124">insmod : for inserting a module </text:p>
        </text:list-item>
        <text:list-item>
          <text:p text:style-name="P124">rmmod : for removing the module</text:p>
        </text:list-item>
        <text:list-item>
          <text:p text:style-name="P124">dmesg : To display kernel messages</text:p>
        </text:list-item>
        <text:list-item>
          <text:p text:style-name="P124">lsmod : To list the modules</text:p>
        </text:list-item>
      </text:list>
      <text:p text:style-name="P3"/>
      <text:p text:style-name="P3">Steps for Kernel configuration:</text:p>
      <text:p text:style-name="P44"/>
      <text:list xml:id="list9179374870559878747" text:style-name="L16">
        <text:list-item>
          <text:p text:style-name="P125">make O=build menuconfig</text:p>
        </text:list-item>
        <text:list-item>
          <text:p text:style-name="P125">make O=build bzImage</text:p>
        </text:list-item>
        <text:list-item>
          <text:p text:style-name="P125">make O=build modules</text:p>
        </text:list-item>
        <text:list-item>
          <text:p text:style-name="P125">make O=build modules_install</text:p>
        </text:list-item>
        <text:list-item>
          <text:p text:style-name="P125">make O=build install</text:p>
        </text:list-item>
        <text:list-item>
          <text:p text:style-name="P125">update grub</text:p>
        </text:list-item>
        <text:list-item>
          <text:p text:style-name="P125">reboot</text:p>
        </text:list-item>
      </text:list>
      <text:p text:style-name="P42"/>
      <text:p text:style-name="P77"/>
      <text:p text:style-name="P77"/>
      <text:p text:style-name="P77"/>
      <text:p text:style-name="P77"/>
      <text:p text:style-name="P77"/>
      <text:p text:style-name="P77"/>
      <text:p text:style-name="P77"/>
      <text:p text:style-name="P77"><text:soft-page-break/>MEMORY MANAGEMENT</text:p>
      <text:p text:style-name="P54"><text:tab/></text:p>
      <text:p text:style-name="P81"><text:span text:style-name="T23">W</text:span><text:span text:style-name="T20">hat is memeory management ... ?</text:span></text:p>
      <text:p text:style-name="P81"/>
      <text:p text:style-name="P38"><text:span text:style-name="T4"><text:tab/></text:span><text:span text:style-name="T33">Memory management is the act of managing computer memory at the system <text:tab/>level. </text:span></text:p>
      <text:p text:style-name="P82"/>
      <text:p text:style-name="P93"><text:tab/>The main requirement of memory management is to provide ways to <text:tab/>dynamically allocate portions of memory to all running processes at their <text:tab/>request, and free it for reuse when no longer needed.</text:p>
      <text:p text:style-name="P93"><text:tab/>Memory management is one of the most complex activity done by kernel.</text:p>
      <text:p text:style-name="P97">task_struct:</text:p>
      <text:p text:style-name="P47"><text:span text:style-name="T20"><text:tab/></text:span><text:span text:style-name="T24">For every process kernel will maintain a huge data structre is called task_struct</text:span></text:p>
      <text:p text:style-name="P47"/>
      <text:p text:style-name="P55"><text:tab/>Kernel will maintain all process information in circular double linked list is <text:tab/>called task_struct.</text:p>
      <text:p text:style-name="P47"/>
      <text:p text:style-name="P48"><text:span text:style-name="T24"><text:tab/>After creating task_struct </text:span><text:span text:style-name="T25">kernel will create the vm_area_struct structure for <text:tab/>maintaining virtual address.</text:span></text:p>
      <text:p text:style-name="P57"><text:tab/></text:p>
      <text:p text:style-name="P57"><text:tab/>Kernel Will maintain the virtual address for code and data.And it will allocate <text:tab/>virtual address for heap and stack.</text:p>
      <text:p text:style-name="P56"><text:s/><text:tab/></text:p>
      <text:p text:style-name="P49"><text:span text:style-name="T24">K</text:span><text:span text:style-name="T20">ernel has to maintain valid address so it will do 2 types of validations.</text:span></text:p>
      <text:p text:style-name="P49"/>
      <text:list xml:id="list5097457447208737867" text:style-name="L17">
        <text:list-item>
          <text:p text:style-name="P113">Address legality validation </text:p>
        </text:list-item>
        <text:list-item>
          <text:p text:style-name="P113">Access type ligality validation</text:p>
        </text:list-item>
      </text:list>
      <text:p text:style-name="P7"/>
      <text:p text:style-name="P9">Address legality validation:</text:p>
      <text:p text:style-name="P58"/>
      <text:p text:style-name="P39"><text:span text:style-name="T5"><text:tab/></text:span><text:span text:style-name="T28"> If the given address is not within the range of address provided by the kernel <text:tab/> </text:span><text:span text:style-name="T29">for a perticular process is called address legality validation.</text:span></text:p>
      <text:p text:style-name="P39"/>
      <text:p text:style-name="P83"><text:span text:style-name="T34"><text:tab/></text:span>#include&lt;stdio.h&gt; <text:s text:c="81"/></text:p>
      <text:p text:style-name="P94"><text:tab/>int *p = (int*)0x34545fe4; //address legality validation (invalid address) <text:s/><text:tab/></text:p>
      <text:p text:style-name="P94"><text:tab/>int main(void) <text:s text:c="65"/></text:p>
      <text:p text:style-name="P94"><text:tab/>{ <text:s text:c="3"/></text:p>
      <text:p text:style-name="P94"><text:tab/><text:tab/>printf("Welcome"); <text:s text:c="77"/></text:p>
      <text:p text:style-name="P93"><text:soft-page-break/><text:s text:c="4"/><text:tab/><text:tab/>*p = 34; <text:s text:c="67"/></text:p>
      <text:p text:style-name="P93"><text:s text:c="4"/><text:tab/><text:tab/> <text:s/>return 0; <text:s text:c="66"/></text:p>
      <text:p text:style-name="P96"><text:tab/>} <text:s text:c="25"/></text:p>
      <text:p text:style-name="P98">Access type ligality validation:</text:p>
      <text:p text:style-name="P85"><text:span text:style-name="T28"><text:tab/>If the given address is within the range of address provided by the kernel </text:span><text:span text:style-name="T29">for a <text:tab/>perticular process </text:span><text:span text:style-name="T30">but don't have access permission </text:span><text:span text:style-name="T29">is called </text:span><text:span text:style-name="T30">access type <text:tab/></text:span><text:span text:style-name="T29">legality validation.</text:span></text:p>
      <text:p text:style-name="P89"><text:tab/></text:p>
      <text:p text:style-name="P40"><text:span text:style-name="T29"><text:tab/></text:span><text:span text:style-name="T31">I</text:span><text:span text:style-name="T28">t will check for the appropriate permissions.</text:span></text:p>
      <text:p text:style-name="P40"/>
      <text:p text:style-name="P40"/>
      <text:p text:style-name="P84"><text:tab/>#include&lt;stdio.h&gt; <text:s/></text:p>
      <text:p text:style-name="P93"><text:tab/>int main(void) <text:s text:c="65"/></text:p>
      <text:p text:style-name="P93"><text:tab/>{ <text:s text:c="78"/></text:p>
      <text:p text:style-name="P93"><text:s text:c="2"/><text:tab/> <text:tab/><text:span text:style-name="T35">p</text:span>rintf("Welcome"); <text:s text:c="48"/></text:p>
      <text:p text:style-name="P95"><text:s text:c="3"/><text:tab/><text:tab/>int *p = (int*)main;</text:p>
      <text:p text:style-name="P95"><text:tab/><text:tab/> //access type legality validation(valid address but invalid <text:tab/><text:tab/><text:tab/> <text:s text:c="13"/>access i.e writing into code address) <text:s text:c="7"/></text:p>
      <text:p text:style-name="P93"><text:s text:c="3"/><text:tab/><text:tab/>*p = 34; <text:s text:c="67"/></text:p>
      <text:p text:style-name="P93"><text:s text:c="3"/><text:tab/><text:tab/>return 0; <text:s text:c="66"/></text:p>
      <text:p text:style-name="P93"><text:tab/>} <text:s text:c="24"/></text:p>
      <text:p text:style-name="P84"/>
      <text:p text:style-name="P34">Symetry between VAS,FOS and PAS:</text:p>
      <text:p text:style-name="P34"/>
      <text:p text:style-name="P35"><text:tab/><text:span text:style-name="T1">“</text:span><text:span text:style-name="T7">The contents with in the file offset space should be identically match the <text:tab/>content in the virtual address space also “ </text:span></text:p>
      <text:p text:style-name="P75"><text:tab/></text:p>
      <text:p text:style-name="P35"><text:span text:style-name="T7"><text:tab/>That means 10</text:span><text:span text:style-name="T13">th</text:span><text:span text:style-name="T7"> offset in page (VAS) should have the same content as 10</text:span><text:span text:style-name="T13">th</text:span><text:span text:style-name="T7"> <text:tab/>offset of file page.This is called symmetry.</text:span></text:p>
      <text:p text:style-name="P65"/>
      <text:p text:style-name="P24">Internal Fragmentation:</text:p>
      <text:p text:style-name="P65"/>
      <text:p text:style-name="P65"><text:span text:style-name="T37"><text:tab/></text:span><text:span text:style-name="T39">Memory block assigned to process is bigger. Some portion of memory is <text:tab/>left unused as it can not be used by another process.</text:span></text:p>
      <text:p text:style-name="P65"><text:soft-page-break/></text:p>
      <text:p text:style-name="P65"><text:span text:style-name="T38"><text:tab/>Internal fragmentation is the wasted space within each allocated block <text:tab/>because of rounding up from the actual requested allocation to the <text:tab/>allocation granularity</text:span> </text:p>
      <text:p text:style-name="P65"/>
      <text:p text:style-name="P26">What is external fragmentation?</text:p>
      <text:p text:style-name="P86"/>
      <text:p text:style-name="P66"><text:tab/>As processes are loaded and removed from memory the free memory space is <text:tab/>broken into little pieces. </text:p>
      <text:p text:style-name="P66"><text:tab/></text:p>
      <text:p text:style-name="P66"><text:tab/>External fragmentation occurs when there <text:s/>is enough total memory space to <text:tab/>satisfy a request, but the spaces are not contiguous <text:span text:style-name="T40">i.e, total memory space is <text:tab/>enough to reside a process in it, but it is not contiguous so it can not be used.</text:span></text:p>
      <text:p text:style-name="P66"/>
      <text:p text:style-name="P20">What is PGD:</text:p>
      <text:p text:style-name="P59"/>
      <text:p text:style-name="P59"><text:tab/>PGD is page global directory. <text:span text:style-name="T41">It </text:span>is on<text:span text:style-name="T41">e</text:span> of the field in mm_struct. <text:span text:style-name="T41">It</text:span> points to the <text:tab/>process global directory.</text:p>
      <text:p text:style-name="P59"/>
      <text:p text:style-name="P21">What is PTE:</text:p>
      <text:p text:style-name="P72"/>
      <text:p text:style-name="P73"><text:tab/><text:span text:style-name="T32">PTE is the page table entry. Most MMUs use an in-memory table of pages <text:tab/>called a "page table", containing one "page table entry" (PTE) per page, to map <text:tab/>virtual page numbers to physical page numbers in main memory.</text:span></text:p>
      <text:p text:style-name="P73"/>
      <text:p text:style-name="P22">What is page frame:</text:p>
      <text:p text:style-name="P10"/>
      <text:p text:style-name="P60"><text:tab/><text:span text:style-name="T42">The page frame is the storage unit whereas the page is the contents that you <text:tab/>would store in the storage unit i.e the page frame.</text:span></text:p>
      <text:p text:style-name="P60"/>
      <text:p text:style-name="P64"><text:tab/> For eg the RAM is divided into fixed size blocks called page frames which is <text:tab/>typically 4KB in size, and each page frame can store 4KB of data ie the page.</text:p>
      <text:p text:style-name="P60"/>
      <text:p text:style-name="P23">What is address translation:</text:p>
      <text:p text:style-name="P61"/>
      <text:p text:style-name="P61"><text:tab/><text:span text:style-name="T43">Translating virtuval address to physical address is called address translation.</text:span></text:p>
      <text:p text:style-name="P61"/>
      <text:p text:style-name="P61"><text:tab/><text:span text:style-name="T44">We have 3 types translations,</text:span></text:p>
      <text:p text:style-name="P61"/>
      <text:list xml:id="list8069221546432401471" text:style-name="L18">
        <text:list-item>
          <text:p text:style-name="P114">Simple address translation.</text:p>
        </text:list-item>
        <text:list-item>
          <text:p text:style-name="P114">One-level address translation.</text:p>
        </text:list-item>
        <text:list-item>
          <text:p text:style-name="P114">Two-level address translation.</text:p>
        </text:list-item>
      </text:list>
      <text:p text:style-name="P62"/>
      <text:p text:style-name="P11"/>
      <text:p text:style-name="P11"><text:soft-page-break/>Simple address translation:</text:p>
      <text:p text:style-name="P62"/>
      <text:p text:style-name="P62"><text:tab/><text:span text:style-name="T45">Translating directly virtuval base address to physical base address is called <text:tab/>simple address translation.</text:span></text:p>
      <text:p text:style-name="P62"/>
      <text:p text:style-name="P62"><text:tab/></text:p>
      <table:table table:name="Table1" table:style-name="Table1">
        <table:table-column table:style-name="Table1.A"/>
        <table:table-column table:style-name="Table1.B"/>
        <table:table-row>
          <table:table-cell table:style-name="Table1.A1" office:value-type="string">
            <text:p text:style-name="P105">Vituval Address</text:p>
          </table:table-cell>
          <table:table-cell table:style-name="Table1.B1" office:value-type="string">
            <text:p text:style-name="P105">Physical address</text:p>
          </table:table-cell>
        </table:table-row>
        <table:table-row>
          <table:table-cell table:style-name="Table1.A2" office:value-type="string">
            <text:p text:style-name="P101">08048000</text:p>
          </table:table-cell>
          <table:table-cell table:style-name="Table1.B2" office:value-type="string">
            <text:p text:style-name="P101">0X10F02000</text:p>
          </table:table-cell>
        </table:table-row>
        <table:table-row>
          <table:table-cell table:style-name="Table1.A2" office:value-type="string">
            <text:p text:style-name="P101">08049000</text:p>
          </table:table-cell>
          <table:table-cell table:style-name="Table1.B2" office:value-type="string">
            <text:p text:style-name="P101">0X10F03000</text:p>
          </table:table-cell>
        </table:table-row>
        <table:table-row>
          <table:table-cell table:style-name="Table1.A2" office:value-type="string">
            <text:p text:style-name="P101">0804A000</text:p>
          </table:table-cell>
          <table:table-cell table:style-name="Table1.B2" office:value-type="string">
            <text:p text:style-name="P101">0X10F04000</text:p>
          </table:table-cell>
        </table:table-row>
        <table:table-row table:style-name="Table1.5">
          <table:table-cell table:style-name="Table1.A2" office:value-type="string">
            <text:p text:style-name="P99"/>
          </table:table-cell>
          <table:table-cell table:style-name="Table1.B2" office:value-type="string">
            <text:p text:style-name="P99"/>
          </table:table-cell>
        </table:table-row>
      </table:table>
      <text:p text:style-name="P62"/>
      <text:p text:style-name="P12">One-Level Address Translation:</text:p>
      <text:p text:style-name="P63"/>
      <text:p text:style-name="P63"><text:tab/>Building a translation table in such a way that PFN (page frame number) of <text:tab/>virtuval address will be as an index to the table.</text:p>
      <text:p text:style-name="P63"><text:tab/></text:p>
      <text:p text:style-name="P63"/>
      <text:p text:style-name="P63"><text:tab/><text:tab/><text:span text:style-name="T46">08048000 &gt;&gt; 12 = <text:s/>08048 (PFN).</text:span></text:p>
      <text:p text:style-name="P63"><text:tab/><text:tab/><text:tab/></text:p>
      <text:p text:style-name="P63"/>
      <table:table table:name="Table2" table:style-name="Table2">
        <table:table-column table:style-name="Table2.A"/>
        <table:table-column table:style-name="Table2.B"/>
        <table:table-row>
          <table:table-cell table:style-name="Table2.A1" office:value-type="string">
            <text:p text:style-name="P106">PFN</text:p>
          </table:table-cell>
          <table:table-cell table:style-name="Table2.B1" office:value-type="string">
            <text:p text:style-name="P104">Physical address</text:p>
          </table:table-cell>
        </table:table-row>
        <table:table-row>
          <table:table-cell table:style-name="Table2.A2" office:value-type="string">
            <text:p text:style-name="P103">08048</text:p>
          </table:table-cell>
          <table:table-cell table:style-name="Table2.B2" office:value-type="string">
            <text:p text:style-name="P102">0X10F02000</text:p>
          </table:table-cell>
        </table:table-row>
        <table:table-row>
          <table:table-cell table:style-name="Table2.A2" office:value-type="string">
            <text:p text:style-name="P103">08049</text:p>
          </table:table-cell>
          <table:table-cell table:style-name="Table2.B2" office:value-type="string">
            <text:p text:style-name="P102">0X10F03000</text:p>
          </table:table-cell>
        </table:table-row>
        <table:table-row>
          <table:table-cell table:style-name="Table2.A2" office:value-type="string">
            <text:p text:style-name="P103">08048</text:p>
          </table:table-cell>
          <table:table-cell table:style-name="Table2.B2" office:value-type="string">
            <text:p text:style-name="P102">0X10F04000</text:p>
          </table:table-cell>
        </table:table-row>
        <table:table-row table:style-name="Table2.5">
          <table:table-cell table:style-name="Table2.A2" office:value-type="string">
            <text:p text:style-name="P100"/>
          </table:table-cell>
          <table:table-cell table:style-name="Table2.B2" office:value-type="string">
            <text:p text:style-name="P100"/>
          </table:table-cell>
        </table:table-row>
      </table:table>
      <text:p text:style-name="P87"/>
      <text:p text:style-name="P14">Two-Level address translation:</text:p>
      <text:p text:style-name="P67"/>
      <text:p text:style-name="P68"><text:tab/><text:span text:style-name="T47">In this we have two tables, most signaficant 10 bits will be for indexing into <text:tab/>one table form which we can get the physical address of next table base address <text:tab/>and next table 10 bits indexing values we will get the actual physical <text:s/>base <text:tab/>address of user page. </text:span></text:p>
      <text:p text:style-name="P68"/>
      <text:list xml:id="list7682033374186056480" text:style-name="L19">
        <text:list-item>
          <text:p text:style-name="P115">12-8-12</text:p>
        </text:list-item>
        <text:list-item>
          <text:p text:style-name="P115">10-10-12</text:p>
        </text:list-item>
      </text:list>
      <text:p text:style-name="P74"/>
      <text:p text:style-name="P76"/>
      <text:p text:style-name="P76"/>
      <text:p text:style-name="P76"/>
      <text:p text:style-name="P74"/>
      <text:p text:style-name="P74"/>
      <text:p text:style-name="P27"><text:soft-page-break/>What is page<text:span text:style-name="T49">dump</text:span>:</text:p>
      <text:p text:style-name="P27"><text:tab/></text:p>
      <text:p text:style-name="P27"><text:tab/><text:span text:style-name="T14">Page dump is to show the content of PGD and PTE.</text:span></text:p>
      <text:p text:style-name="P27"/>
      <text:p text:style-name="P32"><text:span text:style-name="T49">W</text:span>hat is Page Walk:</text:p>
      <text:p text:style-name="P27"><text:tab/><text:tab/></text:p>
      <text:p text:style-name="P27"><text:tab/><text:span text:style-name="T15">Walk through the pages to get the actual physical address of data.</text:span></text:p>
      <text:p text:style-name="P27"/>
      <text:p text:style-name="P27"><text:tab/></text:p>
      <text:p text:style-name="P30">What is struct page:</text:p>
      <text:p text:style-name="P70"/>
      <text:p text:style-name="P71"><text:tab/>The Linux kernel uses a data-structure to keep track of each physical page <text:tab/>frame. This data-structure is called a 'struct page' The size of each 'struct page' <text:tab/>is 32-<text:tab/>bytes. </text:p>
      <text:p text:style-name="P71"/>
      <text:p text:style-name="P71"><text:tab/>These 'struct page' objects form an array, named 'mem_map[]', whose <text:tab/>number of entries is the 'num_physpages' value.</text:p>
      <text:p text:style-name="P29"/>
      <text:p text:style-name="P33">What is mem_map array:</text:p>
      <text:p text:style-name="P28"><text:tab/></text:p>
      <text:p text:style-name="P28"><text:tab/><text:span text:style-name="T12">All page descriptors are stored in the mem_map array.</text:span></text:p>
      <text:p text:style-name="P28"/>
      <text:p text:style-name="P69"><text:tab/>node_mem_map - Array of page descriptors of the node.</text:p>
      <text:p text:style-name="P69"><text:tab/>zone_mem_map - Pointer to first page descriptor of the zone.</text:p>
      <text:p text:style-name="P28"/>
      <text:p text:style-name="P31"><text:span text:style-name="T48">W</text:span>hat is Dual mapping:</text:p>
      <text:p text:style-name="P31"><text:tab/></text:p>
      <text:p text:style-name="P31"><text:tab/><text:span text:style-name="T10">User virtual address and kernel virtual address both are mapped to the same <text:tab/>physical memory is called dual mapping.</text:span></text:p>
      <text:p text:style-name="P31"><text:tab/></text:p>
      <text:p text:style-name="P31"><text:tab/><text:span text:style-name="T6">FCOM -&gt; Fixed constant offset mapping .</text:span></text:p>
      <text:p text:style-name="P31"><text:span text:style-name="T6"><text:tab/>DAMR - &gt; Dynamic </text:span><text:span text:style-name="T9">Arbitary mappable reg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cm" fo:margin-bottom="0.499cm" style: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cm" fo:margin-bottom="0.4cm" style: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cm" fo:margin-bottom="0.3cm" style: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cm" fo:margin-bottom="0.199cm" style: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cm" fo:margin-bottom="0.101cm" style: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cm" fo:margin-bottom="0.101cm" style: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cm" fo:margin-bottom="0.101cm" style: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cm" fo:margin-bottom="0.101cm" style: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cm" fo:margin-bottom="0.101cm" style: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cm" fo:margin-bottom="0.499cm" style: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cm" fo:margin-bottom="0.4cm" style: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cm" fo:margin-bottom="0.3cm" style: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cm" fo:margin-bottom="0.199cm" style: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cm" fo:margin-bottom="0.101cm" style: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cm" fo:margin-bottom="0.101cm" style: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cm" fo:margin-bottom="0.101cm" style: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cm" fo:margin-bottom="0.101cm" style: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cm" fo:margin-bottom="0.101cm" style: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losing_7e_LT_7e_Gliederung_20_1" style:display-name="Closing~LT~Gliederung 1" style:family="paragraph" style:default-outline-level="">
      <style:paragraph-properties fo:margin-left="0cm" fo:margin-right="0cm" fo:margin-top="0cm" fo:margin-bottom="0.499cm" style:contextual-spacing="false" fo:text-align="start" style:justify-single-word="false" fo:orphans="2" fo:widows="2" fo:text-indent="0cm" style:auto-text-indent="false"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1" style:font-family-complex="'Liberation Sans'" style:font-family-generic-complex="system" style:font-pitch-complex="variable" style:font-size-complex="12pt" style:text-emphasize="none"/>
    </style:style>
    <style:style style:name="Closing_7e_LT_7e_Gliederung_20_2" style:display-name="Closing~LT~Gliederung 2" style:family="paragraph" style:parent-style-name="Closing_7e_LT_7e_Gliederung_20_1" style:default-outline-level="">
      <style:paragraph-properties fo:margin-left="0cm" fo:margin-right="0cm" fo:margin-top="0cm" fo:margin-bottom="0.399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Closing_7e_LT_7e_Gliederung_20_3" style:display-name="Closing~LT~Gliederung 3" style:family="paragraph" style:parent-style-name="Closing_7e_LT_7e_Gliederung_20_2" style:default-outline-level="">
      <style:paragraph-properties fo:margin-left="0cm" fo:margin-right="0cm" fo:margin-top="0cm" fo:margin-bottom="0.298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Closing_7e_LT_7e_Gliederung_20_4" style:display-name="Closing~LT~Gliederung 4" style:family="paragraph" style:parent-style-name="Closing_7e_LT_7e_Gliederung_20_3" style:default-outline-level="">
      <style:paragraph-properties fo:margin-left="0cm" fo:margin-right="0cm" fo:margin-top="0cm" fo:margin-bottom="0.198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Closing_7e_LT_7e_Gliederung_20_5" style:display-name="Closing~LT~Gliederung 5" style:family="paragraph" style:parent-style-name="Closing_7e_LT_7e_Gliederung_20_4" style:default-outline-level="">
      <style:paragraph-properties fo:margin-left="0cm" fo:margin-right="0cm" fo:margin-top="0cm" fo:margin-bottom="0.099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Closing_7e_LT_7e_Gliederung_20_6" style:display-name="Closing~LT~Gliederung 6" style:family="paragraph" style:parent-style-name="Closing_7e_LT_7e_Gliederung_20_5" style:default-outline-level="">
      <style:paragraph-properties fo:margin-left="0cm" fo:margin-right="0cm" fo:margin-top="0cm" fo:margin-bottom="0.099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Closing_7e_LT_7e_Gliederung_20_7" style:display-name="Closing~LT~Gliederung 7" style:family="paragraph" style:parent-style-name="Closing_7e_LT_7e_Gliederung_20_6" style:default-outline-level="">
      <style:paragraph-properties fo:margin-left="0cm" fo:margin-right="0cm" fo:margin-top="0cm" fo:margin-bottom="0.099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Closing_7e_LT_7e_Gliederung_20_8" style:display-name="Closing~LT~Gliederung 8" style:family="paragraph" style:parent-style-name="Closing_7e_LT_7e_Gliederung_20_7" style:default-outline-level="">
      <style:paragraph-properties fo:margin-left="0cm" fo:margin-right="0cm" fo:margin-top="0cm" fo:margin-bottom="0.099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Closing_7e_LT_7e_Gliederung_20_9" style:display-name="Closing~LT~Gliederung 9" style:family="paragraph" style:parent-style-name="Closing_7e_LT_7e_Gliederung_20_8" style:default-outline-level="">
      <style:paragraph-properties fo:margin-left="0cm" fo:margin-right="0cm" fo:margin-top="0cm" fo:margin-bottom="0.099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Closing_7e_LT_7e_Titel" style:display-name="Closing~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losing_7e_LT_7e_Untertitel" style:display-name="Closing~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losing_7e_LT_7e_Notizen" style:display-name="Closing~LT~Notizen" style:family="paragraph" style:default-outline-level="">
      <style:paragraph-properties fo:margin-left="0.6cm" fo:margin-right="0cm"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Closing_7e_LT_7e_Hintergrundobjekte" style:display-name="Closing~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losing_7e_LT_7e_Hintergrund" style:display-name="Closing~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ddress_7e_LT_7e_Gliederung_20_1" style:display-name="Address~LT~Gliederung 1" style:family="paragraph" style:default-outline-level="">
      <style:paragraph-properties fo:margin-left="0cm" fo:margin-right="0cm" fo:margin-top="0cm" fo:margin-bottom="0.499cm" style:contextual-spacing="false" fo:text-align="start" style:justify-single-word="false" fo:orphans="2" fo:widows="2" fo:text-indent="0cm" style:auto-text-indent="false"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1" style:font-family-complex="'Liberation Sans'" style:font-family-generic-complex="system" style:font-pitch-complex="variable" style:font-size-complex="12pt" style:text-emphasize="none"/>
    </style:style>
    <style:style style:name="Address_7e_LT_7e_Gliederung_20_2" style:display-name="Address~LT~Gliederung 2" style:family="paragraph" style:parent-style-name="Address_7e_LT_7e_Gliederung_20_1" style:default-outline-level="">
      <style:paragraph-properties fo:margin-left="0cm" fo:margin-right="0cm" fo:margin-top="0cm" fo:margin-bottom="0.399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Address_7e_LT_7e_Gliederung_20_3" style:display-name="Address~LT~Gliederung 3" style:family="paragraph" style:parent-style-name="Address_7e_LT_7e_Gliederung_20_2" style:default-outline-level="">
      <style:paragraph-properties fo:margin-left="0cm" fo:margin-right="0cm" fo:margin-top="0cm" fo:margin-bottom="0.298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Address_7e_LT_7e_Gliederung_20_4" style:display-name="Address~LT~Gliederung 4" style:family="paragraph" style:parent-style-name="Address_7e_LT_7e_Gliederung_20_3" style:default-outline-level="">
      <style:paragraph-properties fo:margin-left="0cm" fo:margin-right="0cm" fo:margin-top="0cm" fo:margin-bottom="0.198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Address_7e_LT_7e_Gliederung_20_5" style:display-name="Address~LT~Gliederung 5" style:family="paragraph" style:parent-style-name="Address_7e_LT_7e_Gliederung_20_4" style:default-outline-level="">
      <style:paragraph-properties fo:margin-left="0cm" fo:margin-right="0cm" fo:margin-top="0cm" fo:margin-bottom="0.099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Address_7e_LT_7e_Gliederung_20_6" style:display-name="Address~LT~Gliederung 6" style:family="paragraph" style:parent-style-name="Address_7e_LT_7e_Gliederung_20_5" style:default-outline-level="">
      <style:paragraph-properties fo:margin-left="0cm" fo:margin-right="0cm" fo:margin-top="0cm" fo:margin-bottom="0.099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Address_7e_LT_7e_Gliederung_20_7" style:display-name="Address~LT~Gliederung 7" style:family="paragraph" style:parent-style-name="Address_7e_LT_7e_Gliederung_20_6" style:default-outline-level="">
      <style:paragraph-properties fo:margin-left="0cm" fo:margin-right="0cm" fo:margin-top="0cm" fo:margin-bottom="0.099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Address_7e_LT_7e_Gliederung_20_8" style:display-name="Address~LT~Gliederung 8" style:family="paragraph" style:parent-style-name="Address_7e_LT_7e_Gliederung_20_7" style:default-outline-level="">
      <style:paragraph-properties fo:margin-left="0cm" fo:margin-right="0cm" fo:margin-top="0cm" fo:margin-bottom="0.099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Address_7e_LT_7e_Gliederung_20_9" style:display-name="Address~LT~Gliederung 9" style:family="paragraph" style:parent-style-name="Address_7e_LT_7e_Gliederung_20_8" style:default-outline-level="">
      <style:paragraph-properties fo:margin-left="0cm" fo:margin-right="0cm" fo:margin-top="0cm" fo:margin-bottom="0.099cm" style: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Address_7e_LT_7e_Titel" style:display-name="Address~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Address_7e_LT_7e_Untertitel" style:display-name="Address~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ddress_7e_LT_7e_Notizen" style:display-name="Address~LT~Notizen" style:family="paragraph" style:default-outline-level="">
      <style:paragraph-properties fo:margin-left="0.6cm" fo:margin-right="0cm"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Address_7e_LT_7e_Hintergrundobjekte" style:display-name="Addr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ddress_7e_LT_7e_Hintergrund" style:display-name="Add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left="0cm" fo:margin-right="0cm" fo:margin-top="0cm" fo:margin-bottom="0.499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cm" fo:margin-bottom="0.4cm" style:contextual-spacing="false" fo:text-indent="0cm" style:auto-text-indent="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cm" fo:margin-bottom="0.3cm" style:contextual-spacing="false" fo:text-indent="0cm" style:auto-text-indent="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cm" fo:margin-bottom="0.199cm" style:contextual-spacing="false" fo:text-indent="0cm" style:auto-text-indent="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cm" fo:margin-bottom="0.101cm" style:contextual-spacing="false" fo:text-indent="0cm" style:auto-text-indent="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cm" fo:margin-bottom="0.101cm" style:contextual-spacing="false" fo:text-indent="0cm" style:auto-text-indent="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cm" fo:margin-bottom="0.101cm" style:contextual-spacing="false" fo:text-indent="0cm" style:auto-text-indent="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cm" fo:margin-bottom="0.101cm" style:contextual-spacing="false" fo:text-indent="0cm" style:auto-text-indent="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cm" fo:margin-bottom="0.101cm" style:contextual-spacing="false" fo:text-indent="0cm" style:auto-text-indent="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fo:color="#0084d1"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07:23:27.202450998</meta:creation-date>
    <dc:date>2016-05-31T15:03:11.458976230</dc:date>
    <meta:editing-duration>PT6H36M7S</meta:editing-duration>
    <meta:editing-cycles>66</meta:editing-cycles>
    <meta:generator>LibreOffice/4.2.3.3$Linux_x86 LibreOffice_project/420m0$Build-3</meta:generator>
    <meta:document-statistic meta:table-count="2" meta:image-count="0" meta:object-count="0" meta:page-count="9" meta:paragraph-count="193" meta:word-count="1544" meta:character-count="10082" meta:non-whitespace-character-count="7809"/>
  </office:meta>
</office:document-meta>
</file>